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7.2681in" table:align="margins" style:writing-mode="lr-tb"/>
    </style:style>
    <style:style style:name="Table3.A" style:family="table-column">
      <style:table-column-properties style:column-width="3.3132in" style:rel-column-width="29874*"/>
    </style:style>
    <style:style style:name="Table3.B" style:family="table-column">
      <style:table-column-properties style:column-width="3.9549in" style:rel-column-width="3566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7.2681in" table:align="margins" style:writing-mode="lr-tb"/>
    </style:style>
    <style:style style:name="Table4.A" style:family="table-column">
      <style:table-column-properties style:column-width="2.4229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2681in" table:align="margins" style:writing-mode="lr-tb"/>
    </style:style>
    <style:style style:name="Table5.A" style:family="table-column">
      <style:table-column-properties style:column-width="3.634in" style:rel-column-width="32767*"/>
    </style:style>
    <style:style style:name="Table5.B" style:family="table-column">
      <style:table-column-properties style:column-width="3.634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7.2681in" table:align="margins" style:writing-mode="lr-tb"/>
    </style:style>
    <style:style style:name="Table6.A" style:family="table-column">
      <style:table-column-properties style:column-width="3.634in" style:rel-column-width="32767*"/>
    </style:style>
    <style:style style:name="Table6.B" style:family="table-column">
      <style:table-column-properties style:column-width="3.634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7.2681in" table:align="margins" style:writing-mode="lr-tb"/>
    </style:style>
    <style:style style:name="Table7.A" style:family="table-column">
      <style:table-column-properties style:column-width="2.4229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8" style:family="table">
      <style:table-properties style:width="7.2681in" table:align="margins" style:writing-mode="lr-tb"/>
    </style:style>
    <style:style style:name="Table8.A" style:family="table-column">
      <style:table-column-properties style:column-width="2.4229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9" style:family="table">
      <style:table-properties style:width="7.2681in" table:align="margins" style:writing-mode="lr-tb"/>
    </style:style>
    <style:style style:name="Table9.A" style:family="table-column">
      <style:table-column-properties style:column-width="1.8167in" style:rel-column-width="16383*"/>
    </style:style>
    <style:style style:name="Table9.D" style:family="table-column">
      <style:table-column-properties style:column-width="1.8174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7.2681in" table:align="margins" style:writing-mode="lr-tb"/>
    </style:style>
    <style:style style:name="Table10.A" style:family="table-column">
      <style:table-column-properties style:column-width="2.422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1" style:family="table">
      <style:table-properties style:width="7.2681in" table:align="margins" style:writing-mode="lr-tb"/>
    </style:style>
    <style:style style:name="Table11.A" style:family="table-column">
      <style:table-column-properties style:column-width="3.634in" style:rel-column-width="32767*"/>
    </style:style>
    <style:style style:name="Table11.B" style:family="table-column">
      <style:table-column-properties style:column-width="3.634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2" style:family="table">
      <style:table-properties style:width="7.2681in" table:align="margins" style:writing-mode="lr-tb"/>
    </style:style>
    <style:style style:name="Table12.A" style:family="table-column">
      <style:table-column-properties style:column-width="3.634in" style:rel-column-width="32767*"/>
    </style:style>
    <style:style style:name="Table12.B" style:family="table-column">
      <style:table-column-properties style:column-width="3.634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2" style:family="table">
      <style:table-properties style:width="7.2681in" table:align="margins" style:writing-mode="lr-tb"/>
    </style:style>
    <style:style style:name="Table2.A" style:family="table-column">
      <style:table-column-properties style:column-width="2.6285in" style:rel-column-width="23700*"/>
    </style:style>
    <style:style style:name="Table2.B" style:family="table-column">
      <style:table-column-properties style:column-width="4.6396in" style:rel-column-width="418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7.2681in" table:align="margins" style:writing-mode="lr-tb"/>
    </style:style>
    <style:style style:name="Table1.A" style:family="table-column">
      <style:table-column-properties style:column-width="0.8014in" style:rel-column-width="7226*"/>
    </style:style>
    <style:style style:name="Table1.B" style:family="table-column">
      <style:table-column-properties style:column-width="2.3236in" style:rel-column-width="20951*"/>
    </style:style>
    <style:style style:name="Table1.C" style:family="table-column">
      <style:table-column-properties style:column-width="4.1431in" style:rel-column-width="3735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2.5007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fo:text-align="justify" style:justify-single-word="false" style:writing-mode="lr-tb"/>
      <style:text-properties style:use-window-font-color="true" style:font-name="Verdana" fo:font-size="8pt" style:text-underline-style="none" fo:font-weight="normal" officeooo:rsid="00ce2649" officeooo:paragraph-rsid="00ce2649" style:font-size-asian="8pt" style:font-weight-asian="normal" style:font-name-complex="Verdana" style:font-size-complex="8pt" style:font-weight-complex="normal"/>
    </style:style>
    <style:style style:name="P2" style:family="paragraph" style:parent-style-name="Standard">
      <style:paragraph-properties fo:line-height="115%" fo:text-align="justify" style:justify-single-word="false" style:writing-mode="lr-tb"/>
      <style:text-properties style:use-window-font-color="true" style:font-name="Verdana" fo:font-size="8pt" style:text-underline-style="none" fo:font-weight="normal" officeooo:rsid="008417bf" officeooo:paragraph-rsid="00d4dc97" style:font-size-asian="8pt" style:font-weight-asian="normal" style:font-name-complex="Verdana" style:font-size-complex="8pt" style:font-weight-complex="normal"/>
    </style:style>
    <style:style style:name="P3" style:family="paragraph" style:parent-style-name="Standard">
      <style:paragraph-properties fo:line-height="115%" fo:text-align="justify" style:justify-single-word="false" style:writing-mode="lr-tb"/>
      <style:text-properties style:use-window-font-color="true" style:font-name="Verdana" fo:font-size="8pt" style:text-underline-style="none" fo:font-weight="normal" officeooo:rsid="00d066ba" officeooo:paragraph-rsid="00c86425" style:font-size-asian="8pt" style:font-weight-asian="normal" style:font-name-complex="Verdana" style:font-size-complex="8pt" style:font-weight-complex="normal"/>
    </style:style>
    <style:style style:name="P4" style:family="paragraph" style:parent-style-name="Standard">
      <style:paragraph-properties fo:line-height="115%" style:writing-mode="lr-tb"/>
      <style:text-properties style:font-name="Verdana" fo:font-size="8pt" officeooo:rsid="008417bf" officeooo:paragraph-rsid="00875c99" style:font-size-asian="8pt" style:font-name-complex="Verdana" style:font-size-complex="8pt"/>
    </style:style>
    <style:style style:name="P5" style:family="paragraph" style:parent-style-name="Standard">
      <style:paragraph-properties fo:line-height="115%" style:writing-mode="lr-tb"/>
      <style:text-properties style:font-name="Verdana" fo:font-size="8pt" officeooo:rsid="008417bf" officeooo:paragraph-rsid="0089e2f3" style:font-size-asian="8pt" style:font-name-complex="Verdana" style:font-size-complex="8pt"/>
    </style:style>
    <style:style style:name="P6" style:family="paragraph" style:parent-style-name="Standard">
      <style:paragraph-properties fo:line-height="115%" style:writing-mode="lr-tb"/>
      <style:text-properties style:font-name="Verdana" fo:font-size="8pt" officeooo:rsid="008417bf" officeooo:paragraph-rsid="008df06b" style:font-size-asian="8pt" style:font-name-complex="Verdana" style:font-size-complex="8pt"/>
    </style:style>
    <style:style style:name="P7" style:family="paragraph" style:parent-style-name="Standard">
      <style:paragraph-properties fo:line-height="115%" style:writing-mode="lr-tb"/>
      <style:text-properties style:font-name="Verdana" fo:font-size="8pt" officeooo:rsid="008417bf" officeooo:paragraph-rsid="008417bf" style:font-size-asian="8pt" style:font-name-complex="Verdana" style:font-size-complex="8pt"/>
    </style:style>
    <style:style style:name="P8" style:family="paragraph" style:parent-style-name="Standard">
      <style:paragraph-properties fo:line-height="115%" fo:text-align="justify" style:justify-single-word="false" style:writing-mode="lr-tb"/>
      <style:text-properties style:font-name="Verdana" fo:font-size="8pt" officeooo:rsid="008417bf" officeooo:paragraph-rsid="008417bf" style:font-size-asian="8pt" style:font-name-complex="Verdana" style:font-size-complex="8pt"/>
    </style:style>
    <style:style style:name="P9" style:family="paragraph" style:parent-style-name="Standard">
      <style:paragraph-properties fo:line-height="115%" fo:text-align="justify" style:justify-single-word="false" style:writing-mode="lr-tb"/>
      <style:text-properties style:font-name="Verdana" fo:font-size="8pt" officeooo:rsid="008417bf" officeooo:paragraph-rsid="00a6fc60" style:font-size-asian="8pt" style:font-name-complex="Verdana" style:font-size-complex="8pt"/>
    </style:style>
    <style:style style:name="P10" style:family="paragraph" style:parent-style-name="Standard">
      <style:paragraph-properties fo:line-height="115%" style:writing-mode="lr-tb"/>
      <style:text-properties style:font-name="Verdana" fo:font-size="8pt" officeooo:rsid="008417bf" officeooo:paragraph-rsid="009cb9a8" style:font-size-asian="8pt" style:font-name-complex="Verdana" style:font-size-complex="8pt"/>
    </style:style>
    <style:style style:name="P11" style:family="paragraph" style:parent-style-name="Standard">
      <style:paragraph-properties fo:line-height="115%" style:writing-mode="lr-tb"/>
      <style:text-properties style:font-name="Verdana" fo:font-size="8pt" officeooo:rsid="008417bf" officeooo:paragraph-rsid="009df292" style:font-size-asian="8pt" style:font-name-complex="Verdana" style:font-size-complex="8pt"/>
    </style:style>
    <style:style style:name="P12" style:family="paragraph" style:parent-style-name="Standard">
      <style:paragraph-properties fo:line-height="115%" style:writing-mode="lr-tb"/>
      <style:text-properties style:font-name="Verdana" fo:font-size="8pt" officeooo:rsid="008417bf" officeooo:paragraph-rsid="009fa7cc" style:font-size-asian="8pt" style:font-name-complex="Verdana" style:font-size-complex="8pt"/>
    </style:style>
    <style:style style:name="P13" style:family="paragraph" style:parent-style-name="Standard">
      <style:paragraph-properties fo:line-height="115%" style:writing-mode="lr-tb"/>
      <style:text-properties style:font-name="Verdana" fo:font-size="8pt" officeooo:rsid="008417bf" officeooo:paragraph-rsid="00a227d1" style:font-size-asian="8pt" style:font-name-complex="Verdana" style:font-size-complex="8pt"/>
    </style:style>
    <style:style style:name="P14" style:family="paragraph" style:parent-style-name="Standard">
      <style:paragraph-properties fo:line-height="115%" style:writing-mode="lr-tb"/>
      <style:text-properties style:font-name="Verdana" fo:font-size="8pt" officeooo:rsid="008417bf" officeooo:paragraph-rsid="00b08b11" style:font-size-asian="8pt" style:font-name-complex="Verdana" style:font-size-complex="8pt"/>
    </style:style>
    <style:style style:name="P15" style:family="paragraph" style:parent-style-name="Standard">
      <style:paragraph-properties fo:line-height="115%" style:writing-mode="lr-tb"/>
      <style:text-properties style:font-name="Verdana" fo:font-size="8pt" officeooo:rsid="008417bf" officeooo:paragraph-rsid="00a6fc60" style:font-size-asian="8pt" style:font-name-complex="Verdana" style:font-size-complex="8pt"/>
    </style:style>
    <style:style style:name="P16" style:family="paragraph" style:parent-style-name="Standard">
      <style:paragraph-properties fo:line-height="115%" style:writing-mode="lr-tb"/>
      <style:text-properties style:font-name="Verdana" fo:font-size="8pt" officeooo:rsid="008417bf" officeooo:paragraph-rsid="00a7144c" style:font-size-asian="8pt" style:font-name-complex="Verdana" style:font-size-complex="8pt"/>
    </style:style>
    <style:style style:name="P17" style:family="paragraph" style:parent-style-name="Standard">
      <style:paragraph-properties fo:line-height="115%" style:writing-mode="lr-tb"/>
      <style:text-properties style:font-name="Verdana" fo:font-size="8pt" officeooo:rsid="008417bf" officeooo:paragraph-rsid="00ac0ee5" style:font-size-asian="8pt" style:font-name-complex="Verdana" style:font-size-complex="8pt"/>
    </style:style>
    <style:style style:name="P18" style:family="paragraph" style:parent-style-name="Standard">
      <style:paragraph-properties fo:line-height="115%" style:writing-mode="lr-tb"/>
      <style:text-properties style:font-name="Verdana" fo:font-size="8pt" officeooo:rsid="008417bf" officeooo:paragraph-rsid="00aa943a" style:font-size-asian="8pt" style:font-name-complex="Verdana" style:font-size-complex="8pt"/>
    </style:style>
    <style:style style:name="P19" style:family="paragraph" style:parent-style-name="Standard">
      <style:paragraph-properties fo:line-height="115%" style:writing-mode="lr-tb"/>
      <style:text-properties style:font-name="Verdana" fo:font-size="8pt" officeooo:rsid="008417bf" officeooo:paragraph-rsid="00ad2014" style:font-size-asian="8pt" style:font-name-complex="Verdana" style:font-size-complex="8pt"/>
    </style:style>
    <style:style style:name="P20" style:family="paragraph" style:parent-style-name="Standard">
      <style:paragraph-properties fo:line-height="115%" style:writing-mode="lr-tb"/>
      <style:text-properties style:font-name="Verdana" fo:font-size="8pt" officeooo:rsid="008417bf" officeooo:paragraph-rsid="00ae9f44" style:font-size-asian="8pt" style:font-name-complex="Verdana" style:font-size-complex="8pt"/>
    </style:style>
    <style:style style:name="P21" style:family="paragraph" style:parent-style-name="Standard">
      <style:paragraph-properties fo:line-height="115%" style:writing-mode="lr-tb"/>
      <style:text-properties style:font-name="Verdana" fo:font-size="8pt" officeooo:rsid="008417bf" officeooo:paragraph-rsid="00b35a16" style:font-size-asian="8pt" style:font-name-complex="Verdana" style:font-size-complex="8pt"/>
    </style:style>
    <style:style style:name="P22" style:family="paragraph" style:parent-style-name="Standard">
      <style:paragraph-properties fo:line-height="115%" style:writing-mode="lr-tb"/>
      <style:text-properties style:font-name="Verdana" fo:font-size="8pt" officeooo:rsid="008417bf" officeooo:paragraph-rsid="00b621e7" style:font-size-asian="8pt" style:font-name-complex="Verdana" style:font-size-complex="8pt"/>
    </style:style>
    <style:style style:name="P23" style:family="paragraph" style:parent-style-name="Standard">
      <style:paragraph-properties fo:line-height="115%" style:writing-mode="lr-tb"/>
      <style:text-properties style:font-name="Verdana" fo:font-size="8pt" officeooo:rsid="008417bf" officeooo:paragraph-rsid="00bf3355" style:font-size-asian="8pt" style:font-name-complex="Verdana" style:font-size-complex="8pt"/>
    </style:style>
    <style:style style:name="P24" style:family="paragraph" style:parent-style-name="Standard">
      <style:paragraph-properties fo:line-height="115%" style:writing-mode="lr-tb"/>
      <style:text-properties style:font-name="Verdana" fo:font-size="8pt" officeooo:rsid="008417bf" officeooo:paragraph-rsid="00c0b132" style:font-size-asian="8pt" style:font-name-complex="Verdana" style:font-size-complex="8pt"/>
    </style:style>
    <style:style style:name="P25" style:family="paragraph" style:parent-style-name="Standard">
      <style:paragraph-properties fo:line-height="115%" style:writing-mode="lr-tb"/>
      <style:text-properties style:font-name="Verdana" fo:font-size="8pt" officeooo:rsid="008417bf" officeooo:paragraph-rsid="00d4dc97" style:font-size-asian="8pt" style:font-name-complex="Verdana" style:font-size-complex="8pt"/>
    </style:style>
    <style:style style:name="P26" style:family="paragraph" style:parent-style-name="Standard">
      <style:paragraph-properties fo:line-height="115%" style:writing-mode="lr-tb"/>
      <style:text-properties style:font-name="Verdana" fo:font-size="8pt" officeooo:paragraph-rsid="008417bf" style:font-size-asian="8pt" style:font-name-complex="Verdana" style:font-size-complex="8pt"/>
    </style:style>
    <style:style style:name="P27" style:family="paragraph" style:parent-style-name="Standard">
      <style:paragraph-properties fo:line-height="115%" style:writing-mode="lr-tb"/>
      <style:text-properties style:font-name="Verdana" fo:font-size="8pt" officeooo:paragraph-rsid="00359599" style:font-size-asian="8pt" style:font-name-complex="Verdana" style:font-size-complex="8pt"/>
    </style:style>
    <style:style style:name="P28" style:family="paragraph" style:parent-style-name="Standard">
      <style:paragraph-properties fo:line-height="115%" style:writing-mode="lr-tb"/>
      <style:text-properties style:font-name="Verdana" fo:font-size="8pt" officeooo:rsid="00342024" officeooo:paragraph-rsid="008417bf" style:font-size-asian="8pt" style:font-name-complex="Verdana" style:font-size-complex="8pt"/>
    </style:style>
    <style:style style:name="P29" style:family="paragraph" style:parent-style-name="Standard">
      <style:paragraph-properties fo:line-height="115%" style:writing-mode="lr-tb"/>
      <style:text-properties style:font-name="Verdana" fo:font-size="8pt" officeooo:rsid="00324308" officeooo:paragraph-rsid="00324308" style:font-size-asian="8pt" style:font-name-complex="Verdana" style:font-size-complex="8pt"/>
    </style:style>
    <style:style style:name="P30" style:family="paragraph" style:parent-style-name="Standard">
      <style:paragraph-properties fo:line-height="115%" style:writing-mode="lr-tb"/>
      <style:text-properties style:font-name="Verdana" fo:font-size="8pt" officeooo:rsid="0024103f" officeooo:paragraph-rsid="0024103f" style:font-size-asian="8pt" style:font-name-complex="Verdana" style:font-size-complex="8pt"/>
    </style:style>
    <style:style style:name="P31" style:family="paragraph" style:parent-style-name="Standard">
      <style:paragraph-properties fo:line-height="115%" style:writing-mode="lr-tb"/>
      <style:text-properties style:font-name="Verdana" fo:font-size="8pt" fo:font-weight="bold" officeooo:rsid="008417bf" officeooo:paragraph-rsid="008df06b" style:font-size-asian="8pt" style:font-weight-asian="bold" style:font-name-complex="Verdana" style:font-size-complex="8pt" style:font-weight-complex="bold"/>
    </style:style>
    <style:style style:name="P32" style:family="paragraph" style:parent-style-name="Standard">
      <style:paragraph-properties fo:line-height="115%" style:writing-mode="lr-tb"/>
      <style:text-properties style:font-name="Verdana" fo:font-size="8pt" fo:font-weight="bold" officeooo:rsid="008417bf" officeooo:paragraph-rsid="008417bf" style:font-size-asian="8pt" style:font-weight-asian="bold" style:font-name-complex="Verdana" style:font-size-complex="8pt" style:font-weight-complex="bold"/>
    </style:style>
    <style:style style:name="P33" style:family="paragraph" style:parent-style-name="Standard">
      <style:paragraph-properties fo:line-height="115%" style:writing-mode="lr-tb"/>
      <style:text-properties style:font-name="Verdana" fo:font-size="8pt" fo:font-weight="bold" officeooo:rsid="008417bf" officeooo:paragraph-rsid="00b25430" style:font-size-asian="8pt" style:font-weight-asian="bold" style:font-name-complex="Verdana" style:font-size-complex="8pt" style:font-weight-complex="bold"/>
    </style:style>
    <style:style style:name="P34" style:family="paragraph" style:parent-style-name="Standard">
      <style:paragraph-properties fo:line-height="115%" style:writing-mode="lr-tb"/>
      <style:text-properties style:font-name="Verdana" fo:font-size="8pt" fo:font-weight="bold" officeooo:rsid="00bf3355" officeooo:paragraph-rsid="00bf3355" style:font-size-asian="8pt" style:font-weight-asian="bold" style:font-name-complex="Verdana" style:font-size-complex="8pt" style:font-weight-complex="bold"/>
    </style:style>
    <style:style style:name="P35" style:family="paragraph" style:parent-style-name="Standard">
      <style:paragraph-properties fo:line-height="115%" style:writing-mode="lr-tb"/>
      <style:text-properties style:font-name="Verdana" fo:font-size="8pt" fo:font-weight="bold" officeooo:rsid="0046d713" officeooo:paragraph-rsid="0046d713" style:font-size-asian="8pt" style:font-weight-asian="bold" style:font-name-complex="Verdana" style:font-size-complex="8pt" style:font-weight-complex="bold"/>
    </style:style>
    <style:style style:name="P36" style:family="paragraph" style:parent-style-name="Standard">
      <style:paragraph-properties fo:line-height="115%" fo:text-align="justify" style:justify-single-word="false" style:writing-mode="lr-tb"/>
      <style:text-properties style:font-name="Verdana" fo:font-size="8pt" fo:font-style="normal" style:text-underline-style="none" fo:font-weight="normal" officeooo:rsid="007825c4" officeooo:paragraph-rsid="007825c4" style:font-size-asian="8pt" style:font-style-asian="normal" style:font-weight-asian="normal" style:font-name-complex="Verdana" style:font-size-complex="8pt" style:font-style-complex="normal" style:font-weight-complex="normal"/>
    </style:style>
    <style:style style:name="P37" style:family="paragraph" style:parent-style-name="Standard">
      <style:paragraph-properties fo:line-height="115%" fo:text-align="justify" style:justify-single-word="false" style:writing-mode="lr-tb"/>
      <style:text-properties style:font-name="Verdana" fo:font-size="8pt" fo:font-style="normal" style:text-underline-style="none" fo:font-weight="normal" officeooo:rsid="006b9dcf" officeooo:paragraph-rsid="006f129e" style:font-size-asian="8pt" style:font-style-asian="normal" style:font-weight-asian="normal" style:font-name-complex="Verdana" style:font-size-complex="8pt" style:font-style-complex="normal" style:font-weight-complex="normal"/>
    </style:style>
    <style:style style:name="P38" style:family="paragraph" style:parent-style-name="Standard">
      <style:paragraph-properties fo:line-height="115%" style:writing-mode="lr-tb"/>
      <style:text-properties style:font-name="Verdana" fo:font-size="8pt" fo:font-weight="normal" officeooo:rsid="0046d713" officeooo:paragraph-rsid="0046d713" style:font-size-asian="8pt" style:font-weight-asian="normal" style:font-name-complex="Verdana" style:font-size-complex="8pt" style:font-weight-complex="normal"/>
    </style:style>
    <style:style style:name="P39" style:family="paragraph" style:parent-style-name="Standard">
      <style:paragraph-properties fo:line-height="115%" fo:text-align="justify" style:justify-single-word="false" style:writing-mode="lr-tb"/>
      <style:text-properties style:font-name="Verdana" fo:font-size="8pt" fo:font-weight="normal" officeooo:rsid="00475e59" officeooo:paragraph-rsid="00475e59" style:font-size-asian="8pt" style:font-weight-asian="normal" style:font-name-complex="Verdana" style:font-size-complex="8pt" style:font-weight-complex="normal"/>
    </style:style>
    <style:style style:name="P40" style:family="paragraph" style:parent-style-name="Standard">
      <style:paragraph-properties fo:line-height="115%" fo:text-align="justify" style:justify-single-word="false" style:writing-mode="lr-tb"/>
      <style:text-properties style:font-name="Verdana" fo:font-size="8pt" fo:font-weight="normal" officeooo:rsid="0056da48" officeooo:paragraph-rsid="0056da48" style:font-size-asian="8pt" style:font-weight-asian="normal" style:font-name-complex="Verdana" style:font-size-complex="8pt" style:font-weight-complex="normal"/>
    </style:style>
    <style:style style:name="P41" style:family="paragraph" style:parent-style-name="Standard">
      <style:paragraph-properties fo:line-height="115%" fo:text-align="justify" style:justify-single-word="false" style:writing-mode="lr-tb"/>
      <style:text-properties style:font-name="Verdana" fo:font-size="8pt" fo:font-weight="normal" officeooo:rsid="005a9caa" officeooo:paragraph-rsid="005a9caa" style:font-size-asian="8pt" style:font-weight-asian="normal" style:font-name-complex="Verdana" style:font-size-complex="8pt" style:font-weight-complex="normal"/>
    </style:style>
    <style:style style:name="P42" style:family="paragraph" style:parent-style-name="Standard">
      <style:paragraph-properties fo:line-height="115%" fo:text-align="justify" style:justify-single-word="false" style:writing-mode="lr-tb"/>
      <style:text-properties style:font-name="Verdana" fo:font-size="8pt" fo:font-weight="normal" officeooo:rsid="005accd1" officeooo:paragraph-rsid="005accd1" style:font-size-asian="8pt" style:font-weight-asian="normal" style:font-name-complex="Verdana" style:font-size-complex="8pt" style:font-weight-complex="normal"/>
    </style:style>
    <style:style style:name="P43" style:family="paragraph" style:parent-style-name="Standard">
      <style:paragraph-properties fo:line-height="115%" style:writing-mode="lr-tb"/>
      <style:text-properties style:font-name="Verdana" fo:font-size="8pt" officeooo:rsid="008417bf" officeooo:paragraph-rsid="009cb9a8" fo:background-color="#ffff00" style:font-size-asian="8pt" style:font-name-complex="Verdana" style:font-size-complex="8pt"/>
    </style:style>
    <style:style style:name="P44" style:family="paragraph" style:parent-style-name="Standard">
      <style:paragraph-properties fo:line-height="115%" style:writing-mode="lr-tb"/>
      <style:text-properties style:font-name="Verdana" fo:font-size="8pt" officeooo:rsid="008417bf" officeooo:paragraph-rsid="009df292" fo:background-color="#ffff00" style:font-size-asian="8pt" style:font-name-complex="Verdana" style:font-size-complex="8pt"/>
    </style:style>
    <style:style style:name="P45" style:family="paragraph" style:parent-style-name="Standard">
      <style:paragraph-properties fo:line-height="115%" style:writing-mode="lr-tb"/>
      <style:text-properties style:font-name="Verdana" fo:font-size="8pt" officeooo:rsid="008417bf" officeooo:paragraph-rsid="009fa7cc" fo:background-color="#ffff00" style:font-size-asian="8pt" style:font-name-complex="Verdana" style:font-size-complex="8pt"/>
    </style:style>
    <style:style style:name="P46" style:family="paragraph" style:parent-style-name="Standard">
      <style:paragraph-properties fo:line-height="115%" style:writing-mode="lr-tb"/>
      <style:text-properties style:font-name="Verdana" fo:font-size="8pt" officeooo:rsid="008417bf" officeooo:paragraph-rsid="00a227d1" fo:background-color="#ffff00" style:font-size-asian="8pt" style:font-name-complex="Verdana" style:font-size-complex="8pt"/>
    </style:style>
    <style:style style:name="P47" style:family="paragraph" style:parent-style-name="Standard">
      <style:paragraph-properties fo:line-height="115%" style:writing-mode="lr-tb"/>
      <style:text-properties style:font-name="Verdana" fo:font-size="8pt" officeooo:rsid="008417bf" officeooo:paragraph-rsid="00a6fc60" fo:background-color="#ffff00" style:font-size-asian="8pt" style:font-name-complex="Verdana" style:font-size-complex="8pt"/>
    </style:style>
    <style:style style:name="P48" style:family="paragraph" style:parent-style-name="Standard">
      <style:paragraph-properties fo:line-height="115%" style:writing-mode="lr-tb"/>
      <style:text-properties style:font-name="Verdana" fo:font-size="8pt" officeooo:rsid="008417bf" officeooo:paragraph-rsid="00aa943a" fo:background-color="#ffff00" style:font-size-asian="8pt" style:font-name-complex="Verdana" style:font-size-complex="8pt"/>
    </style:style>
    <style:style style:name="P49" style:family="paragraph" style:parent-style-name="Standard">
      <style:paragraph-properties fo:line-height="115%" style:writing-mode="lr-tb"/>
      <style:text-properties style:font-name="Verdana" fo:font-size="8pt" officeooo:rsid="008417bf" officeooo:paragraph-rsid="00ac0ee5" fo:background-color="#ffff00" style:font-size-asian="8pt" style:font-name-complex="Verdana" style:font-size-complex="8pt"/>
    </style:style>
    <style:style style:name="P50" style:family="paragraph" style:parent-style-name="Standard">
      <style:paragraph-properties fo:line-height="115%" style:writing-mode="lr-tb"/>
      <style:text-properties style:font-name="Verdana" fo:font-size="8pt" officeooo:rsid="008417bf" officeooo:paragraph-rsid="008417bf" fo:background-color="#ffff00" style:font-size-asian="8pt" style:font-name-complex="Verdana" style:font-size-complex="8pt"/>
    </style:style>
    <style:style style:name="P51" style:family="paragraph" style:parent-style-name="Standard">
      <style:paragraph-properties fo:line-height="115%" style:writing-mode="lr-tb"/>
      <style:text-properties style:font-name="Verdana" fo:font-size="8pt" officeooo:rsid="008417bf" officeooo:paragraph-rsid="00ad2014" fo:background-color="#ffff00" style:font-size-asian="8pt" style:font-name-complex="Verdana" style:font-size-complex="8pt"/>
    </style:style>
    <style:style style:name="P52" style:family="paragraph" style:parent-style-name="Standard">
      <style:paragraph-properties fo:line-height="115%" style:writing-mode="lr-tb"/>
      <style:text-properties style:font-name="Verdana" fo:font-size="8pt" officeooo:rsid="008417bf" officeooo:paragraph-rsid="00ae9f44" fo:background-color="#ffff00" style:font-size-asian="8pt" style:font-name-complex="Verdana" style:font-size-complex="8pt"/>
    </style:style>
    <style:style style:name="P53" style:family="paragraph" style:parent-style-name="Standard">
      <style:paragraph-properties fo:line-height="115%" style:writing-mode="lr-tb"/>
      <style:text-properties style:font-name="Verdana" fo:font-size="8pt" officeooo:rsid="008417bf" officeooo:paragraph-rsid="00b35a16" fo:background-color="#ffff00" style:font-size-asian="8pt" style:font-name-complex="Verdana" style:font-size-complex="8pt"/>
    </style:style>
    <style:style style:name="P54" style:family="paragraph" style:parent-style-name="Standard">
      <style:paragraph-properties fo:line-height="115%" style:writing-mode="lr-tb"/>
      <style:text-properties style:font-name="Verdana" fo:font-size="8pt" officeooo:rsid="008417bf" officeooo:paragraph-rsid="00bf3355" fo:background-color="#ffff00" style:font-size-asian="8pt" style:font-name-complex="Verdana" style:font-size-complex="8pt"/>
    </style:style>
    <style:style style:name="P55" style:family="paragraph" style:parent-style-name="Standard">
      <style:paragraph-properties fo:line-height="115%" fo:text-align="justify" style:justify-single-word="false" style:writing-mode="lr-tb"/>
      <style:text-properties style:font-name="Verdana" fo:font-size="8pt" style:text-underline-style="none" fo:font-weight="normal" officeooo:rsid="006093ee" officeooo:paragraph-rsid="006093ee" style:font-size-asian="8pt" style:font-weight-asian="normal" style:font-name-complex="Verdana" style:font-size-complex="8pt" style:font-weight-complex="normal"/>
    </style:style>
    <style:style style:name="P56" style:family="paragraph" style:parent-style-name="Standard">
      <style:paragraph-properties fo:line-height="115%" fo:text-align="justify" style:justify-single-word="false" style:writing-mode="lr-tb"/>
      <style:text-properties style:font-name="Verdana" fo:font-size="8pt" style:text-underline-style="none" fo:font-weight="normal" officeooo:rsid="00692fc7" officeooo:paragraph-rsid="00692fc7" style:font-size-asian="8pt" style:font-weight-asian="normal" style:font-name-complex="Verdana" style:font-size-complex="8pt" style:font-weight-complex="normal"/>
    </style:style>
    <style:style style:name="P57" style:family="paragraph" style:parent-style-name="Standard">
      <style:paragraph-properties fo:line-height="115%" fo:text-align="justify" style:justify-single-word="false" style:writing-mode="lr-tb"/>
      <style:text-properties style:font-name="Verdana" fo:font-size="8pt" style:text-underline-style="none" fo:font-weight="normal" officeooo:rsid="007c2fc6" officeooo:paragraph-rsid="007c2fc6" style:font-size-asian="8pt" style:font-weight-asian="normal" style:font-name-complex="Verdana" style:font-size-complex="8pt" style:font-weight-complex="normal"/>
    </style:style>
    <style:style style:name="P58" style:family="paragraph" style:parent-style-name="Standard">
      <style:paragraph-properties fo:line-height="115%" fo:text-align="justify" style:justify-single-word="false" style:writing-mode="lr-tb"/>
      <style:text-properties style:font-name="Verdana" fo:font-size="8pt" style:text-underline-style="none" fo:font-weight="normal" officeooo:rsid="0078e86d" officeooo:paragraph-rsid="0078e86d" style:font-size-asian="8pt" style:font-weight-asian="normal" style:font-name-complex="Verdana" style:font-size-complex="8pt" style:font-weight-complex="normal"/>
    </style:style>
    <style:style style:name="P59" style:family="paragraph" style:parent-style-name="Standard">
      <style:paragraph-properties fo:line-height="115%" fo:text-align="justify" style:justify-single-word="false" style:writing-mode="lr-tb"/>
      <style:text-properties style:font-name="Verdana" fo:font-size="8pt" style:text-underline-style="none" fo:font-weight="normal" officeooo:rsid="006f129e" officeooo:paragraph-rsid="006f129e" style:font-size-asian="8pt" style:font-weight-asian="normal" style:font-name-complex="Verdana" style:font-size-complex="8pt" style:font-weight-complex="normal"/>
    </style:style>
    <style:style style:name="P60" style:family="paragraph" style:parent-style-name="Standard">
      <style:paragraph-properties fo:line-height="115%" fo:text-align="justify" style:justify-single-word="false" style:writing-mode="lr-tb"/>
      <style:text-properties style:font-name="Verdana" fo:font-size="8pt" style:text-underline-style="none" fo:font-weight="normal" officeooo:rsid="006bdd0b" officeooo:paragraph-rsid="006bdd0b" style:font-size-asian="8pt" style:font-weight-asian="normal" style:font-name-complex="Verdana" style:font-size-complex="8pt" style:font-weight-complex="normal"/>
    </style:style>
    <style:style style:name="P61" style:family="paragraph" style:parent-style-name="Standard">
      <style:paragraph-properties fo:line-height="115%" fo:text-align="justify" style:justify-single-word="false" style:writing-mode="lr-tb"/>
      <style:text-properties style:font-name="Verdana" fo:font-size="8pt" style:text-underline-style="none" fo:font-weight="normal" officeooo:rsid="0073950c" officeooo:paragraph-rsid="0073950c" style:font-size-asian="8pt" style:font-weight-asian="normal" style:font-name-complex="Verdana" style:font-size-complex="8pt" style:font-weight-complex="normal"/>
    </style:style>
    <style:style style:name="P62" style:family="paragraph" style:parent-style-name="Standard">
      <style:paragraph-properties fo:line-height="115%" fo:text-align="justify" style:justify-single-word="false" style:writing-mode="lr-tb"/>
      <style:text-properties style:font-name="Verdana" fo:font-size="8pt" style:text-underline-style="none" fo:font-weight="normal" officeooo:rsid="007405de" officeooo:paragraph-rsid="0075e511" style:font-size-asian="8pt" style:font-weight-asian="normal" style:font-name-complex="Verdana" style:font-size-complex="8pt" style:font-weight-complex="normal"/>
    </style:style>
    <style:style style:name="P63" style:family="paragraph" style:parent-style-name="Standard">
      <style:paragraph-properties fo:line-height="115%" fo:text-align="justify" style:justify-single-word="false" style:writing-mode="lr-tb"/>
      <style:text-properties style:font-name="Verdana" fo:font-size="8pt" style:text-underline-style="none" fo:font-weight="normal" officeooo:rsid="007ff427" officeooo:paragraph-rsid="007ff427" style:font-size-asian="8pt" style:font-weight-asian="normal" style:font-name-complex="Verdana" style:font-size-complex="8pt" style:font-weight-complex="normal"/>
    </style:style>
    <style:style style:name="P64" style:family="paragraph" style:parent-style-name="Standard">
      <style:paragraph-properties fo:line-height="115%" fo:text-align="justify" style:justify-single-word="false" style:writing-mode="lr-tb"/>
      <style:text-properties style:font-name="Verdana" fo:font-size="8pt" style:text-underline-style="none" fo:font-weight="normal" officeooo:rsid="0081b936" officeooo:paragraph-rsid="0081b936" style:font-size-asian="8pt" style:font-weight-asian="normal" style:font-name-complex="Verdana" style:font-size-complex="8pt" style:font-weight-complex="normal"/>
    </style:style>
    <style:style style:name="P65" style:family="paragraph" style:parent-style-name="Standard">
      <style:paragraph-properties fo:line-height="115%" fo:text-align="justify" style:justify-single-word="false" style:writing-mode="lr-tb"/>
      <style:text-properties style:font-name="Verdana" fo:font-size="8pt" style:text-underline-style="none" fo:font-weight="normal" officeooo:rsid="00c88ce3" officeooo:paragraph-rsid="00c88ce3" style:font-size-asian="8pt" style:font-weight-asian="normal" style:font-name-complex="Verdana" style:font-size-complex="8pt" style:font-weight-complex="normal"/>
    </style:style>
    <style:style style:name="P66" style:family="paragraph" style:parent-style-name="Standard">
      <style:paragraph-properties fo:line-height="115%" fo:text-align="justify" style:justify-single-word="false" style:writing-mode="lr-tb"/>
      <style:text-properties style:font-name="Verdana" fo:font-size="8pt" style:text-underline-style="none" fo:font-weight="normal" officeooo:rsid="00c95be7" officeooo:paragraph-rsid="00c95be7" style:font-size-asian="8pt" style:font-weight-asian="normal" style:font-name-complex="Verdana" style:font-size-complex="8pt" style:font-weight-complex="normal"/>
    </style:style>
    <style:style style:name="P67" style:family="paragraph" style:parent-style-name="Standard">
      <style:paragraph-properties fo:line-height="115%" fo:text-align="justify" style:justify-single-word="false" style:writing-mode="lr-tb"/>
      <style:text-properties style:font-name="Verdana" fo:font-size="8pt" style:text-underline-style="none" fo:font-weight="normal" officeooo:rsid="00cae54a" officeooo:paragraph-rsid="00cae54a" style:font-size-asian="8pt" style:font-weight-asian="normal" style:font-name-complex="Verdana" style:font-size-complex="8pt" style:font-weight-complex="normal"/>
    </style:style>
    <style:style style:name="P68" style:family="paragraph" style:parent-style-name="Standard">
      <style:paragraph-properties fo:line-height="115%" fo:text-align="justify" style:justify-single-word="false" style:writing-mode="lr-tb"/>
      <style:text-properties style:font-name="Verdana" fo:font-size="8pt" style:text-underline-style="none" fo:font-weight="normal" officeooo:rsid="00caf1db" officeooo:paragraph-rsid="00caf1db" style:font-size-asian="8pt" style:font-weight-asian="normal" style:font-name-complex="Verdana" style:font-size-complex="8pt" style:font-weight-complex="normal"/>
    </style:style>
    <style:style style:name="P69" style:family="paragraph" style:parent-style-name="Standard">
      <style:paragraph-properties fo:line-height="115%" fo:text-align="justify" style:justify-single-word="false" style:writing-mode="lr-tb"/>
      <style:text-properties style:font-name="Verdana" fo:font-size="8pt" style:text-underline-style="none" fo:font-weight="normal" officeooo:rsid="00cc58d0" officeooo:paragraph-rsid="00cc58d0" style:font-size-asian="8pt" style:font-weight-asian="normal" style:font-name-complex="Verdana" style:font-size-complex="8pt" style:font-weight-complex="normal"/>
    </style:style>
    <style:style style:name="P70" style:family="paragraph" style:parent-style-name="Standard">
      <style:paragraph-properties fo:line-height="115%" fo:text-align="justify" style:justify-single-word="false" style:writing-mode="lr-tb"/>
      <style:text-properties style:font-name="Verdana" fo:font-size="8pt" style:text-underline-style="none" fo:font-weight="normal" officeooo:rsid="00c86425" officeooo:paragraph-rsid="00d23ab3" style:font-size-asian="8pt" style:font-weight-asian="normal" style:font-name-complex="Verdana" style:font-size-complex="8pt" style:font-weight-complex="normal"/>
    </style:style>
    <style:style style:name="P71" style:family="paragraph" style:parent-style-name="Standard">
      <style:paragraph-properties fo:line-height="115%" fo:text-align="start" style:justify-single-word="false" style:writing-mode="lr-tb"/>
      <style:text-properties style:font-name="Verdana" fo:font-size="8pt" style:text-underline-style="none" fo:font-weight="normal" officeooo:rsid="00cebff5" officeooo:paragraph-rsid="00cebff5" style:font-size-asian="8pt" style:font-weight-asian="normal" style:font-name-complex="Verdana" style:font-size-complex="8pt" style:font-weight-complex="normal"/>
    </style:style>
    <style:style style:name="P72" style:family="paragraph" style:parent-style-name="Standard">
      <style:paragraph-properties fo:line-height="115%" fo:text-align="start" style:justify-single-word="false" style:writing-mode="lr-tb"/>
      <style:text-properties style:font-name="Verdana" fo:font-size="8pt" style:text-underline-style="none" fo:font-weight="normal" officeooo:rsid="00d23ab3" officeooo:paragraph-rsid="00d23ab3" style:font-size-asian="8pt" style:font-weight-asian="normal" style:font-name-complex="Verdana" style:font-size-complex="8pt" style:font-weight-complex="normal"/>
    </style:style>
    <style:style style:name="P73" style:family="paragraph" style:parent-style-name="Standard">
      <style:paragraph-properties fo:line-height="115%" fo:text-align="justify" style:justify-single-word="false" style:writing-mode="lr-tb"/>
      <style:text-properties style:font-name="Verdana" fo:font-size="8pt" style:text-underline-style="none" fo:font-weight="normal" officeooo:rsid="00d23ab3" officeooo:paragraph-rsid="00d23ab3" style:font-size-asian="8pt" style:font-weight-asian="normal" style:font-name-complex="Verdana" style:font-size-complex="8pt" style:font-weight-complex="normal"/>
    </style:style>
    <style:style style:name="P74" style:family="paragraph" style:parent-style-name="Standard">
      <style:paragraph-properties fo:line-height="115%" fo:text-align="justify" style:justify-single-word="false" style:writing-mode="lr-tb"/>
      <style:text-properties style:font-name="Verdana" fo:font-size="8pt" style:text-underline-style="none" fo:font-weight="normal" officeooo:rsid="00d066ba" officeooo:paragraph-rsid="00d23ab3" style:font-size-asian="8pt" style:font-weight-asian="normal" style:font-name-complex="Verdana" style:font-size-complex="8pt" style:font-weight-complex="normal"/>
    </style:style>
    <style:style style:name="P75" style:family="paragraph" style:parent-style-name="Standard">
      <style:paragraph-properties fo:line-height="115%" fo:text-align="justify" style:justify-single-word="false" style:writing-mode="lr-tb"/>
      <style:text-properties style:font-name="Verdana" fo:font-size="8pt" style:text-underline-style="none" fo:font-weight="normal" officeooo:rsid="00d3f6b0" officeooo:paragraph-rsid="00d3f6b0" style:font-size-asian="8pt" style:font-weight-asian="normal" style:font-name-complex="Verdana" style:font-size-complex="8pt" style:font-weight-complex="normal"/>
    </style:style>
    <style:style style:name="P76" style:family="paragraph" style:parent-style-name="Standard">
      <style:paragraph-properties fo:line-height="115%" fo:text-align="start" style:justify-single-word="false" style:writing-mode="lr-tb"/>
      <style:text-properties style:font-name="Verdana" fo:font-size="8pt" style:text-underline-style="none" fo:font-weight="normal" officeooo:rsid="00d3f6b0" officeooo:paragraph-rsid="00d3f6b0" style:font-size-asian="8pt" style:font-weight-asian="normal" style:font-name-complex="Verdana" style:font-size-complex="8pt" style:font-weight-complex="normal"/>
    </style:style>
    <style:style style:name="P77" style:family="paragraph" style:parent-style-name="Standard">
      <style:paragraph-properties fo:line-height="115%" fo:text-align="justify" style:justify-single-word="false" style:writing-mode="lr-tb"/>
      <style:text-properties style:font-name="Verdana" fo:font-size="8pt" style:text-underline-style="none" fo:font-weight="bold" officeooo:rsid="00692fc7" officeooo:paragraph-rsid="00692fc7" style:font-size-asian="8pt" style:font-weight-asian="bold" style:font-name-complex="Verdana" style:font-size-complex="8pt" style:font-weight-complex="bold"/>
    </style:style>
    <style:style style:name="P78" style:family="paragraph" style:parent-style-name="Standard">
      <style:paragraph-properties fo:line-height="115%" fo:text-align="justify" style:justify-single-word="false" style:writing-mode="lr-tb"/>
      <style:text-properties style:font-name="Verdana" fo:font-size="8pt" style:text-underline-style="none" fo:font-weight="bold" officeooo:rsid="007feb40" officeooo:paragraph-rsid="007feb40" style:font-size-asian="8pt" style:font-weight-asian="bold" style:font-name-complex="Verdana" style:font-size-complex="8pt" style:font-weight-complex="bold"/>
    </style:style>
    <style:style style:name="P79" style:family="paragraph" style:parent-style-name="Standard">
      <style:paragraph-properties fo:line-height="115%" fo:text-align="center" style:justify-single-word="false" style:writing-mode="lr-tb"/>
      <style:text-properties style:font-name="Verdana" fo:font-size="8pt" style:text-underline-style="none" fo:font-weight="bold" officeooo:rsid="00c88ce3" officeooo:paragraph-rsid="00c88ce3" style:font-size-asian="8pt" style:font-weight-asian="bold" style:font-name-complex="Verdana" style:font-size-complex="8pt" style:font-weight-complex="bold"/>
    </style:style>
    <style:style style:name="P80" style:family="paragraph" style:parent-style-name="Standard">
      <style:paragraph-properties fo:line-height="115%" fo:text-align="center" style:justify-single-word="false" style:writing-mode="lr-tb"/>
      <style:text-properties style:font-name="Verdana" fo:font-size="8pt" style:text-underline-style="none" fo:font-weight="bold" officeooo:rsid="00c86425" officeooo:paragraph-rsid="00c86425" style:font-size-asian="8pt" style:font-weight-asian="bold" style:font-name-complex="Verdana" style:font-size-complex="8pt" style:font-weight-complex="bold"/>
    </style:style>
    <style:style style:name="P81" style:family="paragraph" style:parent-style-name="Standard">
      <style:paragraph-properties fo:line-height="115%" fo:text-align="start" style:justify-single-word="false" style:writing-mode="lr-tb"/>
      <style:text-properties style:font-name="Verdana" fo:font-size="8pt" style:text-underline-style="none" fo:font-weight="bold" officeooo:rsid="00cebff5" officeooo:paragraph-rsid="00cebff5" style:font-size-asian="8pt" style:font-weight-asian="bold" style:font-name-complex="Verdana" style:font-size-complex="8pt" style:font-weight-complex="bold"/>
    </style:style>
    <style:style style:name="P82" style:family="paragraph" style:parent-style-name="Standard">
      <style:paragraph-properties fo:line-height="115%" fo:text-align="justify" style:justify-single-word="false" style:writing-mode="lr-tb"/>
      <style:text-properties style:font-name="Verdana" fo:font-size="8pt" style:text-underline-style="none" fo:font-weight="bold" officeooo:rsid="00d066ba" officeooo:paragraph-rsid="00d066ba" style:font-size-asian="8pt" style:font-weight-asian="bold" style:font-name-complex="Verdana" style:font-size-complex="8pt" style:font-weight-complex="bold"/>
    </style:style>
    <style:style style:name="P83" style:family="paragraph" style:parent-style-name="Standard">
      <style:paragraph-properties fo:line-height="115%" fo:text-align="start" style:justify-single-word="false" style:writing-mode="lr-tb"/>
      <style:text-properties style:font-name="Verdana" fo:font-size="8pt" style:text-underline-style="none" fo:font-weight="bold" officeooo:rsid="00d8f682" officeooo:paragraph-rsid="00d8f682" style:font-size-asian="8pt" style:font-weight-asian="bold" style:font-name-complex="Verdana" style:font-size-complex="8pt" style:font-weight-complex="bold"/>
    </style:style>
    <style:style style:name="P84"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abce3" officeooo:paragraph-rsid="006abce3" style:font-size-asian="8pt" style:font-style-asian="italic" style:font-weight-asian="normal" style:font-name-complex="Verdana" style:font-size-complex="8pt" style:font-style-complex="italic" style:font-weight-complex="normal"/>
    </style:style>
    <style:style style:name="P85"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b9dcf" officeooo:paragraph-rsid="006f129e" style:font-size-asian="8pt" style:font-style-asian="italic" style:font-weight-asian="normal" style:font-name-complex="Verdana" style:font-size-complex="8pt" style:font-style-complex="italic" style:font-weight-complex="normal"/>
    </style:style>
    <style:style style:name="P86"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bdd0b" officeooo:paragraph-rsid="006bdd0b" style:font-size-asian="8pt" style:font-style-asian="italic" style:font-weight-asian="normal" style:font-name-complex="Verdana" style:font-size-complex="8pt" style:font-style-complex="italic" style:font-weight-complex="normal"/>
    </style:style>
    <style:style style:name="P87"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db86e" officeooo:paragraph-rsid="006db86e" style:font-size-asian="8pt" style:font-style-asian="italic" style:font-weight-asian="normal" style:font-name-complex="Verdana" style:font-size-complex="8pt" style:font-style-complex="italic" style:font-weight-complex="normal"/>
    </style:style>
    <style:style style:name="P88" style:family="paragraph" style:parent-style-name="Standard">
      <style:paragraph-properties fo:line-height="115%" fo:break-before="page" style:writing-mode="lr-tb"/>
      <style:text-properties style:font-name="Verdana" fo:font-size="8pt" fo:font-weight="bold" officeooo:rsid="00324308" officeooo:paragraph-rsid="00324308" style:font-size-asian="8pt" style:font-weight-asian="bold" style:font-name-complex="Verdana" style:font-size-complex="8pt" style:font-weight-complex="bold"/>
    </style:style>
    <style:style style:name="P89" style:family="paragraph" style:parent-style-name="Standard">
      <style:paragraph-properties fo:margin-left="0.5in" fo:margin-right="0in" fo:line-height="115%" fo:text-indent="0in" style:auto-text-indent="false" style:writing-mode="lr-tb"/>
      <style:text-properties style:font-name="Verdana" fo:font-size="8pt" officeooo:rsid="008417bf" officeooo:paragraph-rsid="00b621e7" style:font-size-asian="8pt" style:font-name-complex="Verdana" style:font-size-complex="8pt"/>
    </style:style>
    <style:style style:name="P90" style:family="paragraph" style:parent-style-name="Table_20_Contents">
      <style:text-properties fo:color="#0000ff" style:font-name="Verdana" fo:font-size="8pt" fo:font-weight="bold" officeooo:rsid="0035fe54" officeooo:paragraph-rsid="0035fe54" style:font-size-asian="8pt" style:font-weight-asian="bold" style:font-name-complex="Verdana" style:font-size-complex="8pt" style:font-weight-complex="bold"/>
    </style:style>
    <style:style style:name="P91" style:family="paragraph" style:parent-style-name="Table_20_Contents">
      <style:text-properties fo:color="#0000ff" style:font-name="Verdana" fo:font-size="8pt" fo:font-weight="bold" officeooo:rsid="003a9268" officeooo:paragraph-rsid="003a9268" style:font-size-asian="8pt" style:font-weight-asian="bold" style:font-name-complex="Verdana" style:font-size-complex="8pt" style:font-weight-complex="bold"/>
    </style:style>
    <style:style style:name="P92" style:family="paragraph" style:parent-style-name="Table_20_Contents">
      <style:text-properties style:font-name="Verdana" fo:font-size="8pt" style:font-size-asian="8pt" style:font-name-complex="Verdana" style:font-size-complex="8pt"/>
    </style:style>
    <style:style style:name="P93" style:family="paragraph" style:parent-style-name="Table_20_Contents">
      <style:text-properties style:font-name="Verdana" fo:font-size="8pt" officeooo:rsid="0035fe54" officeooo:paragraph-rsid="0035fe54" style:font-size-asian="8pt" style:font-name-complex="Verdana" style:font-size-complex="8pt"/>
    </style:style>
    <style:style style:name="P94" style:family="paragraph" style:parent-style-name="Table_20_Contents">
      <style:text-properties style:font-name="Verdana" fo:font-size="8pt" officeooo:rsid="0035fe90" officeooo:paragraph-rsid="0035fe90" style:font-size-asian="8pt" style:font-name-complex="Verdana" style:font-size-complex="8pt"/>
    </style:style>
    <style:style style:name="P95" style:family="paragraph" style:parent-style-name="Table_20_Contents">
      <style:text-properties style:font-name="Verdana" fo:font-size="8pt" officeooo:rsid="003f372b" officeooo:paragraph-rsid="003f372b" style:font-size-asian="8pt" style:font-name-complex="Verdana" style:font-size-complex="8pt"/>
    </style:style>
    <style:style style:name="P96" style:family="paragraph" style:parent-style-name="Table_20_Contents">
      <style:text-properties style:font-name="Verdana" fo:font-size="8pt" officeooo:rsid="004448bb" officeooo:paragraph-rsid="004448bb" style:font-size-asian="8pt" style:font-name-complex="Verdana" style:font-size-complex="8pt"/>
    </style:style>
    <style:style style:name="P97" style:family="paragraph" style:parent-style-name="Table_20_Contents">
      <style:text-properties style:font-name="Verdana" fo:font-size="8pt" officeooo:rsid="0042e9d4" officeooo:paragraph-rsid="0042e9d4" style:font-size-asian="8pt" style:font-name-complex="Verdana" style:font-size-complex="8pt"/>
    </style:style>
    <style:style style:name="P98" style:family="paragraph" style:parent-style-name="Table_20_Contents">
      <style:text-properties style:font-name="Verdana" fo:font-size="8pt" officeooo:rsid="00406248" officeooo:paragraph-rsid="00406248" style:font-size-asian="8pt" style:font-name-complex="Verdana" style:font-size-complex="8pt"/>
    </style:style>
    <style:style style:name="P99" style:family="paragraph" style:parent-style-name="Table_20_Contents">
      <style:text-properties style:font-name="Verdana" fo:font-size="8pt" officeooo:rsid="003692da" officeooo:paragraph-rsid="003692da" style:font-size-asian="8pt" style:font-name-complex="Verdana" style:font-size-complex="8pt"/>
    </style:style>
    <style:style style:name="P100" style:family="paragraph" style:parent-style-name="Table_20_Contents">
      <style:text-properties style:font-name="Verdana" fo:font-size="8pt" officeooo:rsid="00464460" officeooo:paragraph-rsid="00464460" style:font-size-asian="8pt" style:font-name-complex="Verdana" style:font-size-complex="8pt"/>
    </style:style>
    <style:style style:name="P101" style:family="paragraph" style:parent-style-name="Table_20_Contents">
      <style:text-properties style:font-name="Verdana" fo:font-size="8pt" officeooo:rsid="003764b6" officeooo:paragraph-rsid="003764b6" style:font-size-asian="8pt" style:font-name-complex="Verdana" style:font-size-complex="8pt"/>
    </style:style>
    <style:style style:name="P102" style:family="paragraph" style:parent-style-name="Table_20_Contents">
      <style:text-properties style:font-name="Verdana" fo:font-size="8pt" officeooo:rsid="0041af82" officeooo:paragraph-rsid="0041af82" style:font-size-asian="8pt" style:font-name-complex="Verdana" style:font-size-complex="8pt"/>
    </style:style>
    <style:style style:name="P103" style:family="paragraph" style:parent-style-name="Table_20_Contents">
      <style:text-properties style:font-name="Verdana" fo:font-size="8pt" officeooo:rsid="00392a76" officeooo:paragraph-rsid="00392a76" style:font-size-asian="8pt" style:font-name-complex="Verdana" style:font-size-complex="8pt"/>
    </style:style>
    <style:style style:name="P104" style:family="paragraph" style:parent-style-name="Table_20_Contents">
      <style:text-properties style:font-name="Verdana" fo:font-size="8pt" officeooo:rsid="00427e7f" officeooo:paragraph-rsid="00427e7f" style:font-size-asian="8pt" style:font-name-complex="Verdana" style:font-size-complex="8pt"/>
    </style:style>
    <style:style style:name="P105" style:family="paragraph" style:parent-style-name="Table_20_Contents">
      <style:text-properties style:font-name="Verdana" fo:font-size="8pt" officeooo:rsid="0046d713" officeooo:paragraph-rsid="0046d713" style:font-size-asian="8pt" style:font-name-complex="Verdana" style:font-size-complex="8pt"/>
    </style:style>
    <style:style style:name="P106" style:family="paragraph" style:parent-style-name="Table_20_Contents">
      <style:text-properties style:font-name="Verdana" fo:font-size="8pt" officeooo:rsid="00259de8" officeooo:paragraph-rsid="00259de8" style:font-size-asian="8pt" style:font-name-complex="Verdana" style:font-size-complex="8pt"/>
    </style:style>
    <style:style style:name="P107" style:family="paragraph" style:parent-style-name="Table_20_Contents">
      <style:text-properties style:use-window-font-color="true" style:font-name="Verdana" fo:font-size="8pt" fo:font-weight="bold" officeooo:rsid="003b560a" officeooo:paragraph-rsid="003b560a" style:font-size-asian="8pt" style:font-weight-asian="bold" style:font-name-complex="Verdana" style:font-size-complex="8pt" style:font-weight-complex="bold"/>
    </style:style>
    <style:style style:name="P108" style:family="paragraph" style:parent-style-name="Table_20_Contents">
      <style:text-properties style:use-window-font-color="true" style:font-name="Verdana" fo:font-size="8pt" fo:font-weight="bold" officeooo:rsid="003c97e1" officeooo:paragraph-rsid="003c97e1" style:font-size-asian="8pt" style:font-weight-asian="bold" style:font-name-complex="Verdana" style:font-size-complex="8pt" style:font-weight-complex="bold"/>
    </style:style>
    <style:style style:name="P109" style:family="paragraph" style:parent-style-name="Table_20_Contents">
      <style:text-properties style:use-window-font-color="true" style:font-name="Verdana" fo:font-size="8pt" fo:font-weight="bold" officeooo:rsid="003eca96" officeooo:paragraph-rsid="003eca96" style:font-size-asian="8pt" style:font-weight-asian="bold" style:font-name-complex="Verdana" style:font-size-complex="8pt" style:font-weight-complex="bold"/>
    </style:style>
    <style:style style:name="P110" style:family="paragraph" style:parent-style-name="Table_20_Contents">
      <style:text-properties style:use-window-font-color="true" style:font-name="Verdana" fo:font-size="8pt" fo:font-weight="normal" officeooo:rsid="003b560a" officeooo:paragraph-rsid="003b560a" style:font-size-asian="8pt" style:font-weight-asian="normal" style:font-name-complex="Verdana" style:font-size-complex="8pt" style:font-weight-complex="normal"/>
    </style:style>
    <style:style style:name="P111" style:family="paragraph" style:parent-style-name="Table_20_Contents">
      <style:text-properties style:use-window-font-color="true" style:font-name="Verdana" fo:font-size="8pt" fo:font-weight="normal" officeooo:rsid="003c97e1" officeooo:paragraph-rsid="003c97e1" style:font-size-asian="8pt" style:font-weight-asian="normal" style:font-name-complex="Verdana" style:font-size-complex="8pt" style:font-weight-complex="normal"/>
    </style:style>
    <style:style style:name="P112" style:family="paragraph" style:parent-style-name="Table_20_Contents">
      <style:text-properties style:use-window-font-color="true" style:font-name="Verdana" fo:font-size="8pt" fo:font-weight="normal" officeooo:rsid="003eca96" officeooo:paragraph-rsid="003eca96" style:font-size-asian="8pt" style:font-weight-asian="normal" style:font-name-complex="Verdana" style:font-size-complex="8pt" style:font-weight-complex="normal"/>
    </style:style>
    <style:style style:name="P113" style:family="paragraph" style:parent-style-name="Standard" style:master-page-name="Standard">
      <style:paragraph-properties fo:line-height="115%" fo:text-align="end" style:justify-single-word="false" style:page-number="auto" fo:break-before="auto" fo:break-after="auto" style:writing-mode="lr-tb"/>
    </style:style>
    <style:style style:name="P114" style:family="paragraph" style:parent-style-name="Standard" style:master-page-name="Standard">
      <style:paragraph-properties fo:line-height="115%" style:page-number="auto" fo:break-before="auto" fo:break-after="auto" style:writing-mode="lr-tb"/>
      <style:text-properties style:font-name="Verdana" fo:font-size="8pt" fo:font-weight="bold" officeooo:rsid="008417bf" officeooo:paragraph-rsid="00875c99" style:font-size-asian="8pt" style:font-weight-asian="bold" style:font-name-complex="Verdana" style:font-size-complex="8pt" style:font-weight-complex="bold"/>
    </style:style>
    <style:style style:name="P115" style:family="paragraph" style:parent-style-name="Standard" style:list-style-name="L1">
      <style:paragraph-properties fo:line-height="115%" style:writing-mode="lr-tb"/>
      <style:text-properties style:font-name="Verdana" fo:font-size="8pt" officeooo:rsid="008417bf" officeooo:paragraph-rsid="00875c99" style:font-size-asian="8pt" style:font-name-complex="Verdana" style:font-size-complex="8pt"/>
    </style:style>
    <style:style style:name="P116" style:family="paragraph" style:parent-style-name="Standard" style:list-style-name="L2">
      <style:paragraph-properties fo:line-height="115%" style:writing-mode="lr-tb"/>
      <style:text-properties style:font-name="Verdana" fo:font-size="8pt" officeooo:rsid="008417bf" officeooo:paragraph-rsid="0089e2f3" style:font-size-asian="8pt" style:font-name-complex="Verdana" style:font-size-complex="8pt"/>
    </style:style>
    <style:style style:name="P117" style:family="paragraph" style:parent-style-name="Standard" style:list-style-name="L3">
      <style:paragraph-properties fo:line-height="115%" style:writing-mode="lr-tb"/>
      <style:text-properties style:font-name="Verdana" fo:font-size="8pt" officeooo:rsid="008417bf" officeooo:paragraph-rsid="008df06b" style:font-size-asian="8pt" style:font-name-complex="Verdana" style:font-size-complex="8pt"/>
    </style:style>
    <style:style style:name="P118" style:family="paragraph" style:parent-style-name="Standard" style:list-style-name="L4">
      <style:paragraph-properties fo:line-height="115%" style:writing-mode="lr-tb"/>
      <style:text-properties style:font-name="Verdana" fo:font-size="8pt" officeooo:rsid="008417bf" officeooo:paragraph-rsid="008417bf" style:font-size-asian="8pt" style:font-name-complex="Verdana" style:font-size-complex="8pt"/>
    </style:style>
    <style:style style:name="P119" style:family="paragraph" style:parent-style-name="Standard" style:list-style-name="L2">
      <style:paragraph-properties fo:line-height="115%" style:writing-mode="lr-tb"/>
      <style:text-properties style:font-name="Verdana" fo:font-size="8pt" officeooo:rsid="00883844" officeooo:paragraph-rsid="0089e2f3" style:font-size-asian="8pt" style:font-name-complex="Verdana" style:font-size-complex="8pt"/>
    </style:style>
    <style:style style:name="P120" style:family="paragraph" style:parent-style-name="Standard" style:list-style-name="L2">
      <style:paragraph-properties fo:line-height="115%" style:writing-mode="lr-tb"/>
      <style:text-properties style:font-name="Verdana" fo:font-size="8pt" officeooo:rsid="00890a06" officeooo:paragraph-rsid="0089e2f3" style:font-size-asian="8pt" style:font-name-complex="Verdana" style:font-size-complex="8pt"/>
    </style:style>
    <style:style style:name="P121" style:family="paragraph" style:parent-style-name="Standard" style:list-style-name="L2">
      <style:paragraph-properties fo:line-height="115%" style:writing-mode="lr-tb"/>
      <style:text-properties style:font-name="Verdana" fo:font-size="8pt" officeooo:rsid="00890a06" officeooo:paragraph-rsid="008d0d46" style:font-size-asian="8pt" style:font-name-complex="Verdana" style:font-size-complex="8pt"/>
    </style:style>
    <style:style style:name="P122" style:family="paragraph" style:parent-style-name="Standard" style:list-style-name="L5">
      <style:paragraph-properties fo:line-height="115%" style:writing-mode="lr-tb"/>
      <style:text-properties style:font-name="Verdana" fo:font-size="8pt" officeooo:rsid="00359599" officeooo:paragraph-rsid="00359599" style:font-size-asian="8pt" style:font-name-complex="Verdana" style:font-size-complex="8pt"/>
    </style:style>
    <style:style style:name="P123" style:family="paragraph" style:parent-style-name="Standard" style:list-style-name="L2">
      <style:paragraph-properties fo:line-height="115%" style:writing-mode="lr-tb"/>
      <style:text-properties style:font-name="Verdana" fo:font-size="8pt" fo:font-style="normal" style:text-underline-style="none" fo:font-weight="bold" officeooo:rsid="008417bf" officeooo:paragraph-rsid="0089e2f3" style:font-size-asian="8pt" style:font-style-asian="normal" style:font-weight-asian="bold" style:font-name-complex="Verdana" style:font-size-complex="8pt" style:font-style-complex="normal" style:font-weight-complex="bold"/>
    </style:style>
    <style:style style:name="P124" style:family="paragraph" style:parent-style-name="Standard" style:list-style-name="L2">
      <style:paragraph-properties fo:line-height="115%" style:writing-mode="lr-tb"/>
      <style:text-properties style:font-name="Verdana" fo:font-size="8pt" fo:font-weight="bold" officeooo:rsid="008417bf" officeooo:paragraph-rsid="0089e2f3" style:font-size-asian="8pt" style:font-weight-asian="bold" style:font-name-complex="Verdana" style:font-size-complex="8pt" style:font-weight-complex="bold"/>
    </style:style>
    <style:style style:name="P125" style:family="paragraph" style:parent-style-name="Standard" style:list-style-name="L2">
      <style:paragraph-properties fo:line-height="115%" style:writing-mode="lr-tb"/>
      <style:text-properties style:font-name="Verdana" fo:font-size="8pt" fo:font-weight="normal" officeooo:rsid="008d0d46" officeooo:paragraph-rsid="008d0d46" style:font-size-asian="8pt" style:font-weight-asian="normal" style:font-name-complex="Verdana" style:font-size-complex="8pt" style:font-weight-complex="normal"/>
    </style:style>
    <style:style style:name="P126" style:family="paragraph" style:parent-style-name="Standard" style:list-style-name="L3">
      <style:paragraph-properties fo:line-height="115%" style:writing-mode="lr-tb"/>
      <style:text-properties style:font-name="Verdana" fo:font-size="8pt" fo:font-weight="normal" officeooo:rsid="008417bf" officeooo:paragraph-rsid="008df06b" style:font-size-asian="8pt" style:font-weight-asian="normal" style:font-name-complex="Verdana" style:font-size-complex="8pt" style:font-weight-complex="normal"/>
    </style:style>
    <style:style style:name="P127" style:family="paragraph" style:parent-style-name="Standard">
      <style:paragraph-properties fo:line-height="115%" fo:text-align="start" style:justify-single-word="false" style:writing-mode="lr-tb"/>
      <style:text-properties style:font-name="Verdana" fo:font-size="8pt" style:text-underline-style="none" fo:font-weight="normal" officeooo:rsid="00d8f682" officeooo:paragraph-rsid="00d8f682" style:font-size-asian="8pt" style:font-weight-asian="normal" style:font-name-complex="Verdana" style:font-size-complex="8pt" style:font-weight-complex="normal"/>
    </style:style>
    <style:style style:name="P128" style:family="paragraph" style:parent-style-name="Table_20_Contents" style:list-style-name="L6">
      <style:text-properties style:font-name="Verdana" fo:font-size="8pt" officeooo:rsid="002ca6b3" officeooo:paragraph-rsid="002ca6b3" style:font-size-asian="8pt" style:font-name-complex="Verdana" style:font-size-complex="8pt"/>
    </style:style>
    <style:style style:name="P129" style:family="paragraph" style:parent-style-name="Table_20_Contents" style:list-style-name="L6">
      <style:text-properties style:font-name="Verdana" fo:font-size="8pt" officeooo:rsid="002d3f6b" officeooo:paragraph-rsid="002e3df6" style:font-size-asian="8pt" style:font-name-complex="Verdana" style:font-size-complex="8pt"/>
    </style:style>
    <style:style style:name="P130" style:family="paragraph" style:parent-style-name="Table_20_Contents" style:list-style-name="L6">
      <style:text-properties style:font-name="Verdana" fo:font-size="8pt" officeooo:rsid="003023ae" officeooo:paragraph-rsid="003023ae" style:font-size-asian="8pt" style:font-name-complex="Verdana" style:font-size-complex="8pt"/>
    </style:style>
    <style:style style:name="P131" style:family="paragraph" style:parent-style-name="Table_20_Contents" style:list-style-name="L6">
      <style:text-properties style:font-name="Verdana" fo:font-size="8pt" officeooo:rsid="00312cf9" officeooo:paragraph-rsid="00312cf9" style:font-size-asian="8pt" style:font-name-complex="Verdana" style:font-size-complex="8pt"/>
    </style:style>
    <style:style style:name="T1" style:family="text">
      <style:text-properties fo:font-weight="bold" style:font-weight-asian="bold" style:font-weight-complex="bold"/>
    </style:style>
    <style:style style:name="T2" style:family="text">
      <style:text-properties fo:font-weight="bold" officeooo:rsid="003692da" style:font-weight-asian="bold" style:font-weight-complex="bold"/>
    </style:style>
    <style:style style:name="T3" style:family="text">
      <style:text-properties fo:font-weight="bold" officeooo:rsid="003e1b3c" style:font-weight-asian="bold" style:font-weight-complex="bold"/>
    </style:style>
    <style:style style:name="T4" style:family="text">
      <style:text-properties fo:font-weight="bold" officeooo:rsid="005accd1" style:font-weight-asian="bold" style:font-weight-complex="bold"/>
    </style:style>
    <style:style style:name="T5" style:family="text">
      <style:text-properties fo:font-weight="bold" officeooo:rsid="005eb6ff" style:font-weight-asian="bold" style:font-weight-complex="bold"/>
    </style:style>
    <style:style style:name="T6" style:family="text">
      <style:text-properties fo:font-weight="bold" officeooo:rsid="0087c29f" style:font-weight-asian="bold" style:font-weight-complex="bold"/>
    </style:style>
    <style:style style:name="T7" style:family="text">
      <style:text-properties fo:font-weight="bold" officeooo:rsid="008417bf" style:font-weight-asian="bold" style:font-weight-complex="bold"/>
    </style:style>
    <style:style style:name="T8" style:family="text">
      <style:text-properties officeooo:rsid="002785d7"/>
    </style:style>
    <style:style style:name="T9" style:family="text">
      <style:text-properties officeooo:rsid="002b220d"/>
    </style:style>
    <style:style style:name="T10" style:family="text">
      <style:text-properties officeooo:rsid="002e3df6"/>
    </style:style>
    <style:style style:name="T11" style:family="text">
      <style:text-properties officeooo:rsid="0031e8ba"/>
    </style:style>
    <style:style style:name="T12" style:family="text">
      <style:text-properties officeooo:rsid="003692da"/>
    </style:style>
    <style:style style:name="T13" style:family="text">
      <style:text-properties fo:font-weight="normal" style:font-weight-asian="normal" style:font-weight-complex="normal"/>
    </style:style>
    <style:style style:name="T14" style:family="text">
      <style:text-properties officeooo:rsid="003e1b3c"/>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3e1b3c"/>
    </style:style>
    <style:style style:name="T17" style:family="text">
      <style:text-properties style:text-underline-style="solid" style:text-underline-width="auto" style:text-underline-color="font-color" officeooo:rsid="0042e9d4"/>
    </style:style>
    <style:style style:name="T18" style:family="text">
      <style:text-properties style:text-underline-style="solid" style:text-underline-width="auto" style:text-underline-color="font-color" officeooo:rsid="0046d713"/>
    </style:style>
    <style:style style:name="T19" style:family="text">
      <style:text-properties style:text-underline-style="solid" style:text-underline-width="auto" style:text-underline-color="font-color" officeooo:rsid="00492c69"/>
    </style:style>
    <style:style style:name="T20" style:family="text">
      <style:text-properties style:text-underline-style="solid" style:text-underline-width="auto" style:text-underline-color="font-color" officeooo:rsid="005cc2a1"/>
    </style:style>
    <style:style style:name="T21" style:family="text">
      <style:text-properties style:text-underline-style="solid" style:text-underline-width="auto" style:text-underline-color="font-color" officeooo:rsid="005eb6ff"/>
    </style:style>
    <style:style style:name="T22" style:family="text">
      <style:text-properties officeooo:rsid="00464460"/>
    </style:style>
    <style:style style:name="T23" style:family="text">
      <style:text-properties officeooo:rsid="00492c69"/>
    </style:style>
    <style:style style:name="T24" style:family="text">
      <style:text-properties style:text-underline-style="none"/>
    </style:style>
    <style:style style:name="T25" style:family="text">
      <style:text-properties style:text-underline-style="none" officeooo:rsid="004ececf"/>
    </style:style>
    <style:style style:name="T26" style:family="text">
      <style:text-properties style:text-underline-style="none" officeooo:rsid="004f6a63"/>
    </style:style>
    <style:style style:name="T27" style:family="text">
      <style:text-properties style:text-underline-style="none" officeooo:rsid="00492c69"/>
    </style:style>
    <style:style style:name="T28" style:family="text">
      <style:text-properties style:text-underline-style="none" officeooo:rsid="004fe645"/>
    </style:style>
    <style:style style:name="T29" style:family="text">
      <style:text-properties style:text-underline-style="none" officeooo:rsid="00500484"/>
    </style:style>
    <style:style style:name="T30" style:family="text">
      <style:text-properties style:text-underline-style="none" officeooo:rsid="0051ee25"/>
    </style:style>
    <style:style style:name="T31" style:family="text">
      <style:text-properties style:text-underline-style="none" officeooo:rsid="0052f492"/>
    </style:style>
    <style:style style:name="T32" style:family="text">
      <style:text-properties style:text-underline-style="none" officeooo:rsid="0054c4c1"/>
    </style:style>
    <style:style style:name="T33" style:family="text">
      <style:text-properties style:text-underline-style="none" officeooo:rsid="0054da94"/>
    </style:style>
    <style:style style:name="T34" style:family="text">
      <style:text-properties style:text-underline-style="none" officeooo:rsid="005eb6ff"/>
    </style:style>
    <style:style style:name="T35" style:family="text">
      <style:text-properties officeooo:rsid="005accd1"/>
    </style:style>
    <style:style style:name="T36" style:family="text">
      <style:text-properties officeooo:rsid="005cc2a1"/>
    </style:style>
    <style:style style:name="T37" style:family="text">
      <style:text-properties officeooo:rsid="0062593a"/>
    </style:style>
    <style:style style:name="T38" style:family="text">
      <style:text-properties officeooo:rsid="006b9dcf"/>
    </style:style>
    <style:style style:name="T39" style:family="text">
      <style:text-properties officeooo:rsid="0070e3ae"/>
    </style:style>
    <style:style style:name="T40" style:family="text">
      <style:text-properties officeooo:rsid="0071b52d"/>
    </style:style>
    <style:style style:name="T41" style:family="text">
      <style:text-properties officeooo:rsid="007a576c"/>
    </style:style>
    <style:style style:name="T42" style:family="text">
      <style:text-properties officeooo:rsid="007ac7a3"/>
    </style:style>
    <style:style style:name="T43" style:family="text">
      <style:text-properties officeooo:rsid="007c2fc6"/>
    </style:style>
    <style:style style:name="T44" style:family="text">
      <style:text-properties officeooo:rsid="007f0d87"/>
    </style:style>
    <style:style style:name="T45" style:family="text">
      <style:text-properties officeooo:rsid="007f4e2f"/>
    </style:style>
    <style:style style:name="T46" style:family="text">
      <style:text-properties officeooo:rsid="0083a12a"/>
    </style:style>
    <style:style style:name="T47" style:family="text">
      <style:text-properties officeooo:rsid="0084fb57"/>
    </style:style>
    <style:style style:name="T48" style:family="text">
      <style:text-properties officeooo:rsid="009678c2"/>
    </style:style>
    <style:style style:name="T49" style:family="text">
      <style:text-properties fo:background-color="#ffff00" loext:char-shading-value="0"/>
    </style:style>
    <style:style style:name="T50" style:family="text">
      <style:text-properties officeooo:rsid="00a14b65"/>
    </style:style>
    <style:style style:name="T51" style:family="text">
      <style:text-properties officeooo:rsid="00a227d1"/>
    </style:style>
    <style:style style:name="T52" style:family="text">
      <style:text-properties officeooo:rsid="00a35226"/>
    </style:style>
    <style:style style:name="T53" style:family="text">
      <style:text-properties officeooo:rsid="00a3f81d"/>
    </style:style>
    <style:style style:name="T54" style:family="text">
      <style:text-properties officeooo:rsid="00a4c80c"/>
    </style:style>
    <style:style style:name="T55" style:family="text">
      <style:text-properties officeooo:rsid="00a52591"/>
    </style:style>
    <style:style style:name="T56" style:family="text">
      <style:text-properties officeooo:rsid="00a6fc60"/>
    </style:style>
    <style:style style:name="T57" style:family="text">
      <style:text-properties officeooo:rsid="00a7144c"/>
    </style:style>
    <style:style style:name="T58" style:family="text">
      <style:text-properties officeooo:rsid="00a856c5"/>
    </style:style>
    <style:style style:name="T59" style:family="text">
      <style:text-properties officeooo:rsid="00ad2014"/>
    </style:style>
    <style:style style:name="T60" style:family="text">
      <style:text-properties officeooo:rsid="00ae9f44"/>
    </style:style>
    <style:style style:name="T61" style:family="text">
      <style:text-properties officeooo:rsid="00b08b11"/>
    </style:style>
    <style:style style:name="T62" style:family="text">
      <style:text-properties officeooo:rsid="00b44b90"/>
    </style:style>
    <style:style style:name="T63" style:family="text">
      <style:text-properties officeooo:rsid="00b621e7"/>
    </style:style>
    <style:style style:name="T64" style:family="text">
      <style:text-properties officeooo:rsid="00b6521a"/>
    </style:style>
    <style:style style:name="T65" style:family="text">
      <style:text-properties officeooo:rsid="00b7ba4a"/>
    </style:style>
    <style:style style:name="T66" style:family="text">
      <style:text-properties officeooo:rsid="00bac6fc"/>
    </style:style>
    <style:style style:name="T67" style:family="text">
      <style:text-properties officeooo:rsid="00bca712"/>
    </style:style>
    <style:style style:name="T68" style:family="text">
      <style:text-properties officeooo:rsid="00bf3355"/>
    </style:style>
    <style:style style:name="T69" style:family="text">
      <style:text-properties officeooo:rsid="00c0b132"/>
    </style:style>
    <style:style style:name="T70" style:family="text">
      <style:text-properties officeooo:rsid="00c3e429"/>
    </style:style>
    <style:style style:name="T71" style:family="text">
      <style:text-properties officeooo:rsid="00c5970d"/>
    </style:style>
    <style:style style:name="T72" style:family="text">
      <style:text-properties fo:color="#eeeeee" officeooo:rsid="00c88ce3"/>
    </style:style>
    <style:style style:name="T73" style:family="text">
      <style:text-properties fo:color="#eeeeee" style:text-line-through-style="none" style:text-line-through-type="none" fo:font-style="normal" officeooo:rsid="00c88ce3" style:font-name-asian="Arial" style:font-style-asian="normal" style:font-style-complex="normal"/>
    </style:style>
    <style:style style:name="T74" style:family="text">
      <style:text-properties officeooo:rsid="00c95be7"/>
    </style:style>
    <style:style style:name="T75" style:family="text">
      <style:text-properties style:use-window-font-color="true" officeooo:rsid="00c88ce3"/>
    </style:style>
    <style:style style:name="T76" style:family="text">
      <style:text-properties style:use-window-font-color="true" officeooo:rsid="00d066ba"/>
    </style:style>
    <style:style style:name="T77" style:family="text">
      <style:text-properties officeooo:rsid="008417bf"/>
    </style:style>
    <style:style style:name="T78" style:family="text">
      <style:text-properties officeooo:rsid="00d4dc97"/>
    </style:style>
    <style:style style:name="T79" style:family="text">
      <style:text-properties officeooo:rsid="00d7b78e"/>
    </style:style>
    <style:style style:name="T80" style:family="text">
      <style:text-properties officeooo:rsid="00d8e857"/>
    </style:style>
    <style:style style:name="T81" style:family="text">
      <style:text-properties officeooo:rsid="00da103b"/>
    </style:style>
    <style:style style:name="T82" style:family="text">
      <style:text-properties fo:color="#b2b2b2" officeooo:rsid="00c88ce3"/>
    </style:style>
    <style:style style:name="T83" style:family="text">
      <style:text-properties fo:color="#b2b2b2" style:text-line-through-style="none" style:text-line-through-type="none" fo:font-style="normal" officeooo:rsid="00c88ce3" style:font-name-asian="Ari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peaking Conclusion: </text:p>
      <text:p text:style-name="P4">Don't use these in speaking, use these in writing. </text:p>
      <text:list xml:id="list7125110381649075052" text:style-name="L1">
        <text:list-item>
          <text:p text:style-name="P115">In conclusion </text:p>
        </text:list-item>
        <text:list-item>
          <text:p text:style-name="P115">Thus </text:p>
          <text:p text:style-name="P115"/>
        </text:list-item>
      </text:list>
      <text:p text:style-name="P5"><text:span text:style-name="T6">Speaking </text:span><text:span text:style-name="T1">Tips: </text:span></text:p>
      <text:list xml:id="list4469087544535929870" text:style-name="L2">
        <text:list-item>
          <text:p text:style-name="P116">Do not make notes for easy questions</text:p>
        </text:list-item>
        <text:list-item>
          <text:p text:style-name="P116">You need to make notes for the last question.</text:p>
        </text:list-item>
        <text:list-item>
          <text:p text:style-name="P116">Start notes with the last questions</text:p>
        </text:list-item>
        <text:list-item>
          <text:p text:style-name="P119">Note only keywords, don't write any sentence</text:p>
        </text:list-item>
        <text:list-item>
          <text:p text:style-name="P119">Give reasons and examples</text:p>
        </text:list-item>
        <text:list-item>
          <text:p text:style-name="P119">You can lie, but add information </text:p>
        </text:list-item>
        <text:list-item>
          <text:p text:style-name="P123">Linking Phrase: </text:p>
          <text:list>
            <text:list-item>
              <text:p text:style-name="P116">as I was saying</text:p>
            </text:list-item>
            <text:list-item>
              <text:p text:style-name="P116">I would like to add that</text:p>
            </text:list-item>
            <text:list-item>
              <text:p text:style-name="P116">to get back to my previous idea / points / suggestions</text:p>
            </text:list-item>
          </text:list>
        </text:list-item>
        <text:list-item>
          <text:p text:style-name="P124">Use discourse markers / connectives: </text:p>
          <text:list>
            <text:list-item>
              <text:p text:style-name="P120">First of all</text:p>
            </text:list-item>
            <text:list-item>
              <text:p text:style-name="P116">Secondly</text:p>
            </text:list-item>
            <text:list-item>
              <text:p text:style-name="P120">Finally</text:p>
            </text:list-item>
            <text:list-item>
              <text:p text:style-name="P120">For example</text:p>
            </text:list-item>
            <text:list-item>
              <text:p text:style-name="P120">However</text:p>
            </text:list-item>
            <text:list-item>
              <text:p text:style-name="P121">On the other hand</text:p>
            </text:list-item>
            <text:list-item>
              <text:p text:style-name="P125">Another reason for this could be</text:p>
            </text:list-item>
          </text:list>
        </text:list-item>
      </text:list>
      <text:p text:style-name="P6"/>
      <text:p text:style-name="P31">General topic questions: </text:p>
      <text:list xml:id="list3750279984062145089" text:style-name="L3">
        <text:list-item>
          <text:p text:style-name="P117">Always answer the <text:span text:style-name="T1">'why'</text:span> question</text:p>
        </text:list-item>
        <text:list-item>
          <text:p text:style-name="P126">Pay attention to the grammar</text:p>
        </text:list-item>
      </text:list>
      <text:p text:style-name="P7"/>
      <text:p text:style-name="P7"><text:span text:style-name="T1">Example: </text:span>Describe a hotel you have stayed in. </text:p>
      <text:p text:style-name="P7">You should say: </text:p>
      <text:list xml:id="list804693299839874432" text:style-name="L4">
        <text:list-item>
          <text:p text:style-name="P118">Where it is</text:p>
        </text:list-item>
        <text:list-item>
          <text:p text:style-name="P118">What facilit<text:span text:style-name="T47">i</text:span>es it has </text:p>
        </text:list-item>
        <text:list-item>
          <text:p text:style-name="P118">When you stayed there</text:p>
        </text:list-item>
        <text:list-item>
          <text:p text:style-name="P118"><text:span text:style-name="T47">A</text:span>nd say whether you would recommended it to a friend. </text:p>
        </text:list-item>
      </text:list>
      <text:p text:style-name="P7"/>
      <text:p text:style-name="P8">I love to travel and through out my traveling history I stayed in a lot of hotels, but there is one hotel about which I would like to mention. The name of the hotel is 'The hotel Cox Today' and it is located near a very beautiful seashore in our country that is Cox's Bazar. The hotel is located at very high altitude and that is why it feels like haven whenever I go there. It has a lot of facilities as it is a five-star hotel. There is a disco, a swimming pool. There is a gymnasium and once a week cooking classes are also held there. I stayed there when I was very young, when I was 10 years old. I had gone there with my parents when my father had to go there on business trip. I would definitely recomment it to any of my friends because it is a beautiful place to stay. And there is no tourist spoiling of nature of the environment over there. It is a place that is away from all tourist activities, so it is very clean. It has a lot of green garden around it and the place is felt like a palace and it is very huge. It used to be the palace of a king now it is converted into a hotel. So it is a heritage site as well. And I would definitely recommend it to any one who ask me about that hotel because the experience was really memorable. </text:p>
      <text:p text:style-name="P7"/>
      <text:p text:style-name="P26"><text:span text:style-name="T7">What kind of sports do you enjoy playing?</text:span><text:span text:style-name="T77"> </text:span></text:p>
      <text:p text:style-name="P8">Well, a sport I absolutely love to play is cricket. Because it is fairly competitive and it keeps me active and healthy. I also enjoy playing indoor games like table tennis and foosball. </text:p>
      <text:p text:style-name="P7"/>
      <text:p text:style-name="P32">What are sports you have never played, and why? </text:p>
      <text:p text:style-name="P7">A. One sport I have never played is handball. Some of my friends love it, they play it in a league and watch it on television, but Since I find very dull and boring. I prefer sports like cricket. </text:p>
      <text:p text:style-name="P7"/>
      <text:p text:style-name="P32">Do you prefer team sports or individual sports, and why? </text:p>
      <text:p text:style-name="P7">A. I prefer team sports because I enjoy the social part of it. The team sports also help to learn team work, which is really important skill in life. </text:p>
      <text:p text:style-name="P7"/>
      <text:p text:style-name="P32">Why do you think people play sports? </text:p>
      <text:p text:style-name="P7">A. I believe people play sports for two main reasons. First and most important I think, sports are lots of fun. Secondly, many sports are great exercise. Staying in shape by playing sports is much more enjoyable than going to the gym, for example. </text:p>
      <text:p text:style-name="P7"/>
      <text:p text:style-name="P32">What is the most popular sport in your country? Why do people like this sport? </text:p>
      <text:p text:style-name="P7">A. In Bangladesh, I think Cricket is the most popular, although football is very popular as well. Both sports are very fast-moving with lots of excitement, which makes them appealing to many Bangladeshis. </text:p>
      <text:p text:style-name="P7"/>
      <text:p text:style-name="P32"><text:soft-page-break/>What kind of food do you like? Dislike? </text:p>
      <table:table table:name="Table3" table:style-name="Table3">
        <table:table-column table:style-name="Table3.A"/>
        <table:table-column table:style-name="Table3.B"/>
        <table:table-row>
          <table:table-cell table:style-name="Table3.A1" office:value-type="string">
            <text:p text:style-name="P43">Like: </text:p>
            <text:p text:style-name="P10">I really like .... </text:p>
            <text:p text:style-name="P10">I enjoy ...</text:p>
            <text:p text:style-name="P10"><text:span text:style-name="T48">M</text:span>y favorite dish is ... </text:p>
            <text:p text:style-name="P10">I am keen on ... </text:p>
            <text:p text:style-name="P10">I prefer ... to ... </text:p>
            <text:p text:style-name="P10">I would rather eat ... than ... </text:p>
          </table:table-cell>
          <table:table-cell table:style-name="Table3.B1" office:value-type="string">
            <text:p text:style-name="P43">Dislike: </text:p>
            <text:p text:style-name="P10">I really don't like ... </text:p>
            <text:p text:style-name="P10">I can not stand ... </text:p>
            <text:p text:style-name="P10">I a<text:span text:style-name="T48">m</text:span> not keen on... </text:p>
            <text:p text:style-name="P10">I really dislike ... </text:p>
          </table:table-cell>
        </table:table-row>
      </table:table>
      <text:p text:style-name="P32"/>
      <text:p text:style-name="P32">Describe you favourite dish</text:p>
      <table:table table:name="Table4" table:style-name="Table4">
        <table:table-column table:style-name="Table4.A" table:number-columns-repeated="3"/>
        <table:table-row>
          <table:table-cell table:style-name="Table4.A1" office:value-type="string">
            <text:p text:style-name="P44">Good Test: </text:p>
            <text:p text:style-name="P11">tasty </text:p>
            <text:p text:style-name="P11">flavourful </text:p>
            <text:p text:style-name="P11">divine - incredible, amazing </text:p>
            <text:p text:style-name="P11">rich in flavour </text:p>
          </table:table-cell>
          <table:table-cell table:style-name="Table4.A1" office:value-type="string">
            <text:p text:style-name="P44">Types of flavour</text:p>
            <text:p text:style-name="P11">sour lemon </text:p>
            <text:p text:style-name="P11">sweet candy </text:p>
            <text:p text:style-name="P11">bitter coffee </text:p>
            <text:p text:style-name="P11">salty french fries </text:p>
            <text:p text:style-name="P11">oily / greasy - cheese pizza </text:p>
            <text:p text:style-name="P11">ripe apple </text:p>
            <text:p text:style-name="P11">spicy-hot-pepper </text:p>
          </table:table-cell>
          <table:table-cell table:style-name="Table4.C1" office:value-type="string">
            <text:p text:style-name="P44">Other: </text:p>
            <text:p text:style-name="P11">raw-sushi </text:p>
            <text:p text:style-name="P11">bland-soup</text:p>
          </table:table-cell>
        </table:table-row>
      </table:table>
      <text:p text:style-name="P32"/>
      <text:p text:style-name="P32">Do you like to cook? </text:p>
      <text:p text:style-name="P7">I can cook </text:p>
      <text:p text:style-name="P7">I can't cook. </text:p>
      <text:p text:style-name="P7">My specialty when I come to cooking is... </text:p>
      <text:p text:style-name="P7"/>
      <text:p text:style-name="P7"><text:span text:style-name="T49">Be careful:</text:span> chocolate(choc-late), vegetable(veg-table), fruit, broccoli (brocc-li) </text:p>
      <text:p text:style-name="P7"/>
      <text:p text:style-name="P32">Section - 1 </text:p>
      <table:table table:name="Table5" table:style-name="Table5">
        <table:table-column table:style-name="Table5.A"/>
        <table:table-column table:style-name="Table5.B"/>
        <table:table-row>
          <table:table-cell table:style-name="Table5.A1" office:value-type="string">
            <text:p text:style-name="P45">Dos: </text:p>
            <text:p text:style-name="P12">- confident, friendly, eye-contact, excitement </text:p>
            <text:p text:style-name="P12">- I like, I enjoy, I really love, I prefer </text:p>
            <text:p text:style-name="P12">- Expand your answer / examples </text:p>
            <text:p text:style-name="P12">- Practice </text:p>
          </table:table-cell>
          <table:table-cell table:style-name="Table5.B1" office:value-type="string">
            <text:p text:style-name="P45">Don<text:span text:style-name="T50">'</text:span>t: </text:p>
            <text:p text:style-name="P12">- speak with a monotone </text:p>
            <text:p text:style-name="P12">- give yes / no answer </text:p>
            <text:p text:style-name="P12">- repeat the question </text:p>
            <text:p text:style-name="P12">- go off topic </text:p>
            <text:p text:style-name="P12">- answer I don't know </text:p>
            <text:p text:style-name="P12">- speak too quickly, slowly </text:p>
            <text:p text:style-name="P12">- speak quietly </text:p>
            <text:p text:style-name="P12">- worry about perfect English </text:p>
          </table:table-cell>
        </table:table-row>
      </table:table>
      <text:p text:style-name="P32"/>
      <text:p text:style-name="P32"><text:s/>Section – 2 </text:p>
      <table:table table:name="Table6" table:style-name="Table6">
        <table:table-column table:style-name="Table6.A"/>
        <table:table-column table:style-name="Table6.B"/>
        <table:table-row>
          <table:table-cell table:style-name="Table6.A1" office:value-type="string">
            <text:p text:style-name="P46">Dos: </text:p>
            <text:p text:style-name="P13">1. <text:span text:style-name="T52">T</text:span>ake notes / write keywords </text:p>
            <text:p text:style-name="P13">2. <text:span text:style-name="T52">C</text:span>over every point </text:p>
            <text:p text:style-name="P13">3. <text:span text:style-name="T52">U</text:span>se personal experience or lie </text:p>
            <text:p text:style-name="P13">4. <text:span text:style-name="T52">E</text:span>xpand - use senses </text:p>
            <text:p text:style-name="P13">5. <text:span text:style-name="T52">O</text:span>rganize speech - introduction, body, conclusion. </text:p>
            <text:p text:style-name="P13">6. <text:span text:style-name="T52">I</text:span>magine the object, person, place </text:p>
            <text:p text:style-name="P13">7. <text:span text:style-name="T52">U</text:span>se introductory phrases - I want to talk about </text:p>
            <text:p text:style-name="P13">8. <text:span text:style-name="T52">U</text:span>se transitions: First of all, secondly, thirdly, finally, first, then, next, after that </text:p>
            <text:p text:style-name="P13">9. <text:span text:style-name="T52">S</text:span>peak loudly </text:p>
          </table:table-cell>
          <table:table-cell table:style-name="Table6.B1" office:value-type="string">
            <text:p text:style-name="P46">Don<text:span text:style-name="T51">'</text:span>t: </text:p>
            <text:p text:style-name="P13">1. <text:span text:style-name="T53">M</text:span>emorize answer. </text:p>
            <text:p text:style-name="P13">2. <text:span text:style-name="T53">W</text:span>rite too much - 1 - 2 words per point </text:p>
            <text:p text:style-name="P13">3. <text:span text:style-name="T53">P</text:span>anic </text:p>
            <text:p text:style-name="P13">4. <text:span text:style-name="T53">F</text:span>ocus on one point </text:p>
            <text:p text:style-name="P13">5. <text:span text:style-name="T53">U</text:span>se boring words - good, bad use: exciting, <text:s text:c="2"/>enthusiastic </text:p>
            <text:p text:style-name="P13">6. <text:span text:style-name="T54">G</text:span>ive short answers </text:p>
            <text:p text:style-name="P13">7. <text:span text:style-name="T54">G</text:span>o off topic </text:p>
            <text:p text:style-name="P13">8. <text:span text:style-name="T55">W</text:span>orry about your accent </text:p>
          </table:table-cell>
        </table:table-row>
      </table:table>
      <text:p text:style-name="P32"/>
      <text:p text:style-name="P7"/>
      <text:p text:style-name="P32">IELTS Speaking part - 2 </text:p>
      <text:p text:style-name="P7">1. Try to see a short video in your mind to answer the question. Use adjectives and adjective clauses </text:p>
      <text:p text:style-name="P7">2. Ask: What? Why? and How? </text:p>
      <text:p text:style-name="P7">3. Have your first sentence ready when the examiner asks you to speak</text:p>
      <text:p text:style-name="P14"><text:span text:style-name="T61">4. A</text:span>nswer the last question on the card</text:p>
      <text:p text:style-name="P14"><text:span text:style-name="T61">5. </text:span>practice the 90 seconds speaking at home</text:p>
      <text:p text:style-name="P7"><text:span text:style-name="T61">6</text:span>. <text:span text:style-name="T49">There are 3 parts to describing a person: </text:span></text:p>
      <table:table table:name="Table7" table:style-name="Table7">
        <table:table-column table:style-name="Table7.A" table:number-columns-repeated="3"/>
        <table:table-row>
          <table:table-cell table:style-name="Table7.A1" office:value-type="string">
            <text:p text:style-name="P47">Appearance: </text:p>
            <text:p text:style-name="P9">are they tall, short, fat, ski<text:span text:style-name="T57">n</text:span>ny, do they have round face, long face, narrow face, dark hair, blue eyes and so on. Say 1/2 quick sent<text:span text:style-name="T58">e</text:span>nces about the way the person look. </text:p>
          </table:table-cell>
          <table:table-cell table:style-name="Table7.A1" office:value-type="string">
            <text:p text:style-name="P47">Personality:</text:p>
            <text:p text:style-name="P15">kind, honest, stric<text:span text:style-name="T56">t</text:span>, hardworking, sincerity, generous, funny and so on. </text:p>
          </table:table-cell>
          <table:table-cell table:style-name="Table7.C1" office:value-type="string">
            <text:p text:style-name="P16"><text:span text:style-name="T49">Actions:</text:span> </text:p>
            <text:p text:style-name="P16">actions support personality, example of personality, be as specific as possible </text:p>
          </table:table-cell>
        </table:table-row>
      </table:table>
      <text:p text:style-name="P7"/>
      <text:p text:style-name="P48"><text:soft-page-break/><text:span text:style-name="T61">7. </text:span>There are 3 parts to describing an object: </text:p>
      <table:table table:name="Table8" table:style-name="Table8">
        <table:table-column table:style-name="Table8.A" table:number-columns-repeated="3"/>
        <table:table-row>
          <table:table-cell table:style-name="Table8.A1" office:value-type="string">
            <text:p text:style-name="P49">Appearance: </text:p>
          </table:table-cell>
          <table:table-cell table:style-name="Table8.A1" office:value-type="string">
            <text:p text:style-name="P49">Function: </text:p>
            <text:p text:style-name="P17">what can the object do? </text:p>
          </table:table-cell>
          <table:table-cell table:style-name="Table8.C1" office:value-type="string">
            <text:p text:style-name="P49">Importance: </text:p>
            <text:p text:style-name="P17">Why is this important for you? </text:p>
          </table:table-cell>
        </table:table-row>
      </table:table>
      <text:p text:style-name="P18"/>
      <text:p text:style-name="P50"><text:span text:style-name="T61">8</text:span>. There are 4 parts to describing an event: </text:p>
      <table:table table:name="Table9" table:style-name="Table9">
        <table:table-column table:style-name="Table9.A" table:number-columns-repeated="3"/>
        <table:table-column table:style-name="Table9.D"/>
        <table:table-row>
          <table:table-cell table:style-name="Table9.A1" office:value-type="string">
            <text:p text:style-name="P51">Type of event </text:p>
          </table:table-cell>
          <table:table-cell table:style-name="Table9.A1" office:value-type="string">
            <text:p text:style-name="P51">People involved </text:p>
          </table:table-cell>
          <table:table-cell table:style-name="Table9.A1" office:value-type="string">
            <text:p text:style-name="P51">Purpose of the event </text:p>
          </table:table-cell>
          <table:table-cell table:style-name="Table9.D1" office:value-type="string">
            <text:p text:style-name="P51">Activities:</text:p>
            <text:p text:style-name="P19">What kind of activities did you do during this event? <text:span text:style-name="T59">D</text:span>id you listen to music, play game, meet new peop<text:span text:style-name="T59">l</text:span>e, do some dancing, eat some delicious foots</text:p>
          </table:table-cell>
        </table:table-row>
      </table:table>
      <text:p text:style-name="P7"/>
      <text:p text:style-name="P50"><text:span text:style-name="T61">9</text:span>. There are 3 parts to describing places: </text:p>
      <table:table table:name="Table10" table:style-name="Table10">
        <table:table-column table:style-name="Table10.A" table:number-columns-repeated="3"/>
        <table:table-row>
          <table:table-cell table:style-name="Table10.A1" office:value-type="string">
            <text:p text:style-name="P52">Appearance:</text:p>
            <text:p text:style-name="P20">How the place is look like </text:p>
          </table:table-cell>
          <table:table-cell table:style-name="Table10.A1" office:value-type="string">
            <text:p text:style-name="P52">History:</text:p>
            <text:p text:style-name="P20">When was it built, established </text:p>
          </table:table-cell>
          <table:table-cell table:style-name="Table10.C1" office:value-type="string">
            <text:p text:style-name="P52">Function:</text:p>
            <text:p text:style-name="P20"><text:span text:style-name="T60">W</text:span>hat is it use for?</text:p>
            <text:p text:style-name="P20"><text:span text:style-name="T60">W</text:span>ho goes there?</text:p>
            <text:p text:style-name="P20"><text:span text:style-name="T60">W</text:span>at happen<text:span text:style-name="T60">e</text:span>d there?</text:p>
          </table:table-cell>
        </table:table-row>
      </table:table>
      <text:p text:style-name="P7"/>
      <text:p text:style-name="P33">IELTS Speaking Part-3 </text:p>
      <table:table table:name="Table11" table:style-name="Table11">
        <table:table-column table:style-name="Table11.A"/>
        <table:table-column table:style-name="Table11.B"/>
        <table:table-row>
          <table:table-cell table:style-name="Table11.A1" office:value-type="string">
            <text:p text:style-name="P53">Dos: </text:p>
            <text:p text:style-name="P21">1. Listen for keywords in the question </text:p>
            <text:p text:style-name="P21">2. Ask if you don't understand </text:p>
            <text:p text:style-name="P21">3. Give detail, examples, reasons </text:p>
            <text:p text:style-name="P21">4. Stick to the topic </text:p>
            <text:p text:style-name="P21">5. Think you will do well </text:p>
            <text:p text:style-name="P21">6. Build vocabulary beforehand </text:p>
            <text:p text:style-name="P21">7. Relate question to own life </text:p>
            <text:p text:style-name="P21">8. Divide up answers. <text:span text:style-name="T62">For example:</text:span> There are 3 ways </text:p>
            <text:p text:style-name="P21">9. Use modals. <text:span text:style-name="T63">For example:</text:span> Parents may make </text:p>
            <text:p text:style-name="P22">10. Learn opinion expression. <text:span text:style-name="T64">For example</text:span></text:p>
            <text:p text:style-name="P89">if you ask me</text:p>
            <text:p text:style-name="P89">in my opinion</text:p>
            <text:p text:style-name="P89">it seems to me that</text:p>
            <text:p text:style-name="P89">it appears to me that</text:p>
          </table:table-cell>
          <table:table-cell table:style-name="Table11.B1" office:value-type="string">
            <text:p text:style-name="P53">Don't: </text:p>
            <text:p text:style-name="P21">1. Memorize answers </text:p>
            <text:p text:style-name="P21">2. Worry if you make mistakes </text:p>
            <text:p text:style-name="P21">3. <text:span text:style-name="T65">G</text:span>o off the topic </text:p>
            <text:p text:style-name="P21">4. <text:span text:style-name="T65">U</text:span>se too many umms, ahhs </text:p>
            <text:p text:style-name="P21">5. <text:span text:style-name="T65">U</text:span>se 'I think' too much </text:p>
            <text:p text:style-name="P21">6. <text:span text:style-name="T65">U</text:span>se 'that's a good question' more than once </text:p>
            <text:p text:style-name="P21">7. <text:span text:style-name="T65">W</text:span>orry if you have an accent </text:p>
            <text:p text:style-name="P21">8. <text:span text:style-name="T65">W</text:span>orry if you make mistakes </text:p>
          </table:table-cell>
        </table:table-row>
      </table:table>
      <text:p text:style-name="P7"/>
      <text:p text:style-name="P7">Sample Answer: </text:p>
      <text:p text:style-name="P8">I have had a number of role models in my life. Perhaps my greatest role model was my father. My dad was an absolutely wonderful man, who inspired me to become the person I am today. He as very tall man, and was bald from a very young age. His face was old and friendly. He worked in a factory for almost fifty years, until he died last year. It had an honest job, and I think he was always happy, but he wanted more for his childre<text:span text:style-name="T66">n</text:span>. His leadership, honesty, integrity and honour are what made him a great role model. </text:p>
      <text:p text:style-name="P7"/>
      <text:p text:style-name="P8">When I was eleven, and our family was going through some tough times with money, my father found a <text:span text:style-name="T66">wallet</text:span> on the road loaded with cash. The <text:span text:style-name="T67">wallet</text:span> contained about two months of my dad's salary. He brought it home, and immediately attempted to get in contact with the person who it belong to. Keeping the walled was never a consideration for him. Years later I asked him why. He told me that it was always wrong to take what does not belong to you, and just because our family could have <text:span text:style-name="T67">benefited</text:span> from the money, it was still wrong. This strong morality is what I have learned. My father is still my inspiration, and that is what makes him my greatest role model. </text:p>
      <text:p text:style-name="P7"/>
      <text:p text:style-name="P7">Technology = uncountable noun </text:p>
      <text:p text:style-name="P7">Technological = adjective </text:p>
      <text:p text:style-name="P7">Tools, machine, information which make tasks easier to perform / improve lives. </text:p>
      <text:p text:style-name="P7"/>
      <text:p text:style-name="P34">Giving Opinion</text:p>
      <table:table table:name="Table12" table:style-name="Table12">
        <table:table-column table:style-name="Table12.A"/>
        <table:table-column table:style-name="Table12.B"/>
        <table:table-row>
          <table:table-cell table:style-name="Table12.A1" office:value-type="string">
            <text:p text:style-name="P54"><text:span text:style-name="T68">Writing expression to give</text:span> <text:span text:style-name="T68">o</text:span>pinion </text:p>
            <text:p text:style-name="P23">I think X </text:p>
            <text:p text:style-name="P23">As far as I am concerned, ... </text:p>
            <text:p text:style-name="P23">In my opinion, ... </text:p>
            <text:p text:style-name="P23">It seems/appears to me that... </text:p>
            <text:p text:style-name="P23">I would argue that... </text:p>
            <text:p text:style-name="P23">From my point of view/perspective, ... </text:p>
            <text:p text:style-name="P23">I am inclined to believe that </text:p>
          </table:table-cell>
          <table:table-cell table:style-name="Table12.B1" office:value-type="string">
            <text:p text:style-name="P54">Spoken expression to give opinion </text:p>
            <text:p text:style-name="P23">If you ask me, .... </text:p>
            <text:p text:style-name="P23">To be honest, ... </text:p>
            <text:p text:style-name="P23">Personally speaking, .... </text:p>
            <text:p text:style-name="P23">From what I gather, ... </text:p>
            <text:p text:style-name="P24"/>
            <text:p text:style-name="P24">Although some people may disagree with me, but as far as I am concerned …</text:p>
            <text:p text:style-name="P24"><text:s/></text:p>
            <text:p text:style-name="P23">Even though some people may think that making a lot of <text:soft-page-break/>money is great <text:span text:style-name="T69">but</text:span>, In my opinion there are other important things to life … <text:s/></text:p>
            <text:p text:style-name="P23"/>
            <text:p text:style-name="P54">To what extent do you agree or disagree? </text:p>
            <text:p text:style-name="P24">Somewhat</text:p>
            <text:p text:style-name="P24"><text:span text:style-name="T69">P</text:span>artially</text:p>
            <text:p text:style-name="P24">I suppose I ... </text:p>
            <text:p text:style-name="P23">I am confident that ... </text:p>
            <text:p text:style-name="P23">Absolutely, totally, st<text:span text:style-name="T69">r</text:span>ongly, completely </text:p>
          </table:table-cell>
        </table:table-row>
      </table:table>
      <text:p text:style-name="P7"/>
      <text:p text:style-name="P32">Ask for time: </text:p>
      <text:p text:style-name="P7">That's an interesting question, can I think about it for a second? </text:p>
      <text:p text:style-name="P7"/>
      <text:p text:style-name="P7">Example: </text:p>
      <text:p text:style-name="P32">Why are role models important in persona's life? </text:p>
      <text:p text:style-name="P8">A. Role models are important because they act as life teachers. Let me explain. For academics, we have school teachers. For sports, we have coaches. For life in general, we have role models. They are the instructors of important life, such as honesty and integrity. </text:p>
      <text:p text:style-name="P7"/>
      <text:p text:style-name="P32">Have you been a role model to anyone in the past? </text:p>
      <text:p text:style-name="P8">Yes, I have been a role model to my younger brother. He is seven years younger than me, so I have experienced many events which he come across and I try to teach him tese lessons. </text:p>
      <text:p text:style-name="P7"><text:s/></text:p>
      <text:p text:style-name="P32">What responsibility does a role model have? </text:p>
      <text:p text:style-name="P8">The main responsibility a role model has, in my opinion, is to live in a positive w<text:span text:style-name="T70">a</text:span>y which reflects their beliefs. For example, a role model who teaches honesty and kindness must be ho<text:span text:style-name="T70">n</text:span>est and kind in their everyday life. it is enough for a role model to say things; he must do them as well. </text:p>
      <text:p text:style-name="P7"/>
      <text:p text:style-name="P32">Can having role models be a bad thing? Why or why not? </text:p>
      <text:p text:style-name="P8">A. I suppose having role models could be a bad thing. if those role models did not live as they taught. Additionally, a person who taught bad attributes, such as dishonesty, cheating, or lying, would be a bad role model. Having a person like this in anyone's life would be terrible. Having bad role models would be worse than having no role model. However having a good role model is the best case. </text:p>
      <text:p text:style-name="P7"/>
      <text:p text:style-name="P32">What is the advantages of being a role model? What can be a disadvantage? </text:p>
      <text:p text:style-name="P8">One advantage of being a role model is that many peop<text:span text:style-name="T71">l</text:span>e will admire you and look up to you, however a disadvantage can be a role model often lose their privacy and feels a lot of pressure because they can not make mistake. </text:p>
      <text:p text:style-name="P7"/>
      <text:p text:style-name="P28">Talking about yourself:</text:p>
      <text:list xml:id="list4593646373368144879" text:style-name="L5">
        <text:list-item>
          <text:p text:style-name="P122">Use relative pronouns + relative adverbs</text:p>
        </text:list-item>
      </text:list>
      <table:table table:name="Table2" table:style-name="Table2">
        <table:table-column table:style-name="Table2.A"/>
        <table:table-column table:style-name="Table2.B"/>
        <table:table-row>
          <table:table-cell table:style-name="Table2.A1" office:value-type="string">
            <text:p text:style-name="P90">Relative Pronouns</text:p>
          </table:table-cell>
          <table:table-cell table:style-name="Table2.B1" office:value-type="string">
            <text:p text:style-name="P90">Examples</text:p>
          </table:table-cell>
        </table:table-row>
        <table:table-row>
          <table:table-cell table:style-name="Table2.A2" office:value-type="string">
            <text:p text:style-name="P93"><text:span text:style-name="T2">W</text:span><text:span text:style-name="T1">ho:</text:span> <text:span text:style-name="T12">t</text:span>o describe people (Subject)</text:p>
          </table:table-cell>
          <table:table-cell table:style-name="Table2.B2" office:value-type="string">
            <text:p text:style-name="P94">The person I met <text:span text:style-name="T15">who</text:span> is a shopkeeper.</text:p>
            <text:p text:style-name="P95">I went to school with Charlie <text:span text:style-name="T17">who</text:span> is now a movie star.</text:p>
            <text:p text:style-name="P96">The person I met at the shop <text:span text:style-name="T15">who</text:span> was <text:s/>a very nice person.</text:p>
            <text:p text:style-name="P97">The person I went to school with <text:span text:style-name="T15">who</text:span> is now doing well.</text:p>
            <text:p text:style-name="P98">The person <text:span text:style-name="T17">who</text:span> helped me pass my driving test now lives in England.</text:p>
          </table:table-cell>
        </table:table-row>
        <table:table-row>
          <table:table-cell table:style-name="Table2.A2" office:value-type="string">
            <text:p text:style-name="P99"><text:span text:style-name="T1">That:</text:span> to describe things (defining clause)</text:p>
          </table:table-cell>
          <table:table-cell table:style-name="Table2.B2" office:value-type="string">
            <text:p text:style-name="P99">I went to Banggha Bhandhu Safari Park on Saturday <text:span text:style-name="T15">that</text:span> was a fantastic place to visit.</text:p>
            <text:p text:style-name="P100">The place <text:span text:style-name="T15">that</text:span> I went yesterday was really good.</text:p>
          </table:table-cell>
        </table:table-row>
        <table:table-row>
          <table:table-cell table:style-name="Table2.A2" office:value-type="string">
            <text:p text:style-name="P99"><text:span text:style-name="T3">Which</text:span><text:span text:style-name="T1">:</text:span> to describe things (non defining)</text:p>
          </table:table-cell>
          <table:table-cell table:style-name="Table2.B2" office:value-type="string">
            <text:p text:style-name="P101">The film <text:span text:style-name="T15">which</text:span> I saw on Saturday was really good.</text:p>
            <text:p text:style-name="P102">I played football at school <text:span text:style-name="T22">which </text:span>was fun.</text:p>
            <text:p text:style-name="P100">The sandwich <text:span text:style-name="T15">which</text:span> I had at lunch was really delicious.</text:p>
          </table:table-cell>
        </table:table-row>
        <table:table-row>
          <table:table-cell table:style-name="Table2.A2" office:value-type="string">
            <text:p text:style-name="P103"><text:span text:style-name="T1">Whose: </text:span>to describe procession, whose job / whose skill</text:p>
          </table:table-cell>
          <table:table-cell table:style-name="Table2.B2" office:value-type="string">
            <text:p text:style-name="P103">The car I drove <text:span text:style-name="T15">whose</text:span> owner was Liton.</text:p>
            <text:p text:style-name="P104">The teacher <text:span text:style-name="T18">whose</text:span> expertise helped me pass the exam.</text:p>
            <text:p text:style-name="P105">The car <text:span text:style-name="T15">whose owner I really like</text:span> drives fast.</text:p>
          </table:table-cell>
        </table:table-row>
        <table:table-row>
          <table:table-cell table:style-name="Table2.A2" office:value-type="string">
            <text:p text:style-name="P91">Relative Adverbs</text:p>
          </table:table-cell>
          <table:table-cell table:style-name="Table2.B2" office:value-type="string">
            <text:p text:style-name="P91">Examples</text:p>
          </table:table-cell>
        </table:table-row>
        <table:table-row>
          <table:table-cell table:style-name="Table2.A2" office:value-type="string">
            <text:p text:style-name="P107">When: <text:span text:style-name="T13">to describe times</text:span></text:p>
          </table:table-cell>
          <table:table-cell table:style-name="Table2.B2" office:value-type="string">
            <text:p text:style-name="P110">I went to school when I was aged 13 to 18.</text:p>
          </table:table-cell>
        </table:table-row>
        <table:table-row>
          <table:table-cell table:style-name="Table2.A2" office:value-type="string">
            <text:p text:style-name="P108">Where: <text:span text:style-name="T13">to describe place</text:span></text:p>
          </table:table-cell>
          <table:table-cell table:style-name="Table2.B2" office:value-type="string">
            <text:p text:style-name="P111">I went to the Putia Raj Bhari <text:span text:style-name="T16">Which</text:span><text:span text:style-name="T14"> is located in Rajshahi, one of the biggest district of Bangaldesh, </text:span><text:span text:style-name="T15">where</text:span> I learned a lot about Jamidhari life.</text:p>
          </table:table-cell>
        </table:table-row>
        <table:table-row>
          <table:table-cell table:style-name="Table2.A2" office:value-type="string">
            <text:p text:style-name="P109">Why: <text:span text:style-name="T13">to describe a reason</text:span></text:p>
          </table:table-cell>
          <table:table-cell table:style-name="Table2.B2" office:value-type="string">
            <text:p text:style-name="P112">I decided to cross the road, why do you think that is, well I want to buy some foot.</text:p>
          </table:table-cell>
        </table:table-row>
      </table:table>
      <text:p text:style-name="P27"/>
      <text:p text:style-name="P29"/>
      <text:p text:style-name="P88">Tell me what she is like:</text:p>
      <table:table table:name="Table1" table:style-name="Table1">
        <table:table-column table:style-name="Table1.A"/>
        <table:table-column table:style-name="Table1.B"/>
        <table:table-column table:style-name="Table1.C"/>
        <table:table-row>
          <table:table-cell table:style-name="Table1.A1" office:value-type="string">
            <text:p text:style-name="P92"/>
          </table:table-cell>
          <table:table-cell table:style-name="Table1.A1" office:value-type="string">
            <text:p text:style-name="P106">Looks</text:p>
          </table:table-cell>
          <table:table-cell table:style-name="Table1.C1" office:value-type="string">
            <text:p text:style-name="P106">Personality</text:p>
          </table:table-cell>
        </table:table-row>
        <table:table-row table:style-name="Table1.2">
          <table:table-cell table:style-name="Table1.A2" office:value-type="string">
            <text:p text:style-name="P106">She <text:span text:style-name="T11">is</text:span></text:p>
          </table:table-cell>
          <table:table-cell table:style-name="Table1.A2" office:value-type="string">
            <text:p text:style-name="P106">Hot</text:p>
            <text:p text:style-name="P106">gorgeous</text:p>
            <text:p text:style-name="P106">fine</text:p>
            <text:p text:style-name="P106">cute</text:p>
            <text:p text:style-name="P106">sexy</text:p>
            <text:p text:style-name="P106">smoking <text:span text:style-name="T8">(hot)</text:span></text:p>
            <text:p text:style-name="P106">a ten, <text:span text:style-name="T8">nine, eight</text:span></text:p>
            <text:p text:style-name="P106">a blon<text:span text:style-name="T8">d</text:span>e, <text:span text:style-name="T9">a red-head, brunette</text:span></text:p>
          </table:table-cell>
          <table:table-cell table:style-name="Table1.C2" office:value-type="string">
            <text:list xml:id="list673969863391378627" text:style-name="L6">
              <text:list-item>
                <text:p text:style-name="P128">High-maintenance</text:p>
              </text:list-item>
              <text:list-item>
                <text:p text:style-name="P128">low-maintenance</text:p>
              </text:list-item>
              <text:list-item>
                <text:p text:style-name="P128">sporty</text:p>
              </text:list-item>
              <text:list-item>
                <text:p text:style-name="P128">talkative</text:p>
              </text:list-item>
              <text:list-item>
                <text:p text:style-name="P128">social</text:p>
              </text:list-item>
              <text:list-item>
                <text:p text:style-name="P128">laid-back</text:p>
              </text:list-item>
              <text:list-item>
                <text:p text:style-name="P128">cool</text:p>
              </text:list-item>
              <text:list-item>
                <text:p text:style-name="P128">a tomboy</text:p>
              </text:list-item>
              <text:list-item>
                <text:p text:style-name="P128">a party girl</text:p>
              </text:list-item>
              <text:list-item>
                <text:p text:style-name="P129">girly girl <text:span text:style-name="T10">(ন্যাকা মেয়ে)</text:span></text:p>
              </text:list-item>
              <text:list-item>
                <text:p text:style-name="P130">freaky</text:p>
              </text:list-item>
              <text:list-item>
                <text:p text:style-name="P130">has a killer smile, leg, body</text:p>
              </text:list-item>
              <text:list-item>
                <text:p text:style-name="P131">something else</text:p>
              </text:list-item>
            </text:list>
          </table:table-cell>
        </table:table-row>
      </table:table>
      <text:p text:style-name="P30"/>
      <text:p text:style-name="P35">Example – 1</text:p>
      <text:p text:style-name="P38">Discuss an enjoyable shopping experience.</text:p>
      <text:p text:style-name="P38">You should say:</text:p>
      <text:p text:style-name="P38">- What you bought or planned to buy.</text:p>
      <text:p text:style-name="P38">- When and where you were.</text:p>
      <text:p text:style-name="P38">- Who you were with.</text:p>
      <text:p text:style-name="P38">- What made the shopping experience so fun?</text:p>
      <text:p text:style-name="P38"/>
      <text:p text:style-name="P39">Well, I would say that a more e<text:span text:style-name="T23">n</text:span>joyable shopping experience <text:span text:style-name="T19">that</text:span><text:span text:style-name="T27"> I had recently</text:span><text:span text:style-name="T23">, was when I was looking for some new jogging shoes. The last couple of months I have been wanting to get back into exercising. I used to jog almost every day. But, I really need to get some new shoes. So, I went to one of the showroom of Apex </text:span><text:span text:style-name="T19">which</text:span><text:span text:style-name="T27"> is </text:span><text:span text:style-name="T25">located at Jamuna Future Park and </text:span><text:span text:style-name="T27">a huge store. </text:span><text:span text:style-name="T25">Maybe like 15 thousands square feet of shoes. </text:span><text:span text:style-name="T26">And I was totally lost. I could not find the gents shoes or the sports shoes </text:span><text:span text:style-name="T28">or more specifically the gent's jogging shoes. So as I was wondering around, looking lost, this really helpful sales women cam</text:span><text:span text:style-name="T29">e</text:span><text:span text:style-name="T28"> by. </text:span><text:span text:style-name="T30">Her name is Silpi and she directed me over to the jogging shoes. </text:span><text:span text:style-name="T31">Asked me all kinds of really great questions like 'what kind of jogging I was going to doing, would it be maybe on the floor or maybe on a trail? Would it be long distance or sprints? And of course what size I was? </text:span><text:span text:style-name="T32">Anyway, Silpi ended up finding the perfect pair of shoes for me even in a cool color. And ever since then I have been jogging again </text:span><text:span text:style-name="T33">I have been using these shoes. And I really feel that buying shoes at Apex's showroom was the most enjoyable.</text:span></text:p>
      <text:p text:style-name="P40"><text:span text:style-name="T33">M</text:span><text:span text:style-name="T24">ostly because of Silpi, the really helpful staff.</text:span></text:p>
      <text:p text:style-name="P38"/>
      <text:p text:style-name="P41"><text:span text:style-name="T4">Question:</text:span><text:span text:style-name="T35"> </text:span>So, let's talk about consumerism. Many people believe that we live in a world of excessive shop, of excessive shopping.</text:p>
      <text:p text:style-name="P41"/>
      <text:p text:style-name="P42"><text:span text:style-name="T1">Answer:</text:span> Well, that's kind of a tricky question because of course in the west <text:span text:style-name="T36">there is a lot of excessive shopping but in most of the world they go without a lot of things that we take for granted. I heard a statistic </text:span><text:span text:style-name="T20">the other day</text:span><text:span text:style-name="T36"> </text:span><text:span text:style-name="T34">that the average American citizen consumes 70 times as much the average Indian citizen </text:span><text:span text:style-name="T21">in any given year.</text:span></text:p>
      <text:p text:style-name="P42"/>
      <text:p text:style-name="P55"><text:span text:style-name="T5">Q</text:span><text:span text:style-name="T1">uestion:</text:span> What are the advantages and disadvantages of frequent advertising and the way it influences people?</text:p>
      <text:p text:style-name="P55"/>
      <text:p text:style-name="P55"><text:span text:style-name="T1">Answer:</text:span> <text:span text:style-name="T37">So you are asking like the positive and negative effects on society of advertising? Well I definitely think that advertising can give us some positive information like if there is a sale happening or, specific information about products. That's is really helpful for shoppers.</text:span></text:p>
      <text:p text:style-name="P55"/>
      <text:p text:style-name="P77">Example – 2:</text:p>
      <text:p text:style-name="P56">Describe a holiday you recently had.</text:p>
      <text:p text:style-name="P56">You should say:</text:p>
      <text:p text:style-name="P56">- Where you went</text:p>
      <text:p text:style-name="P56">- Who you went with</text:p>
      <text:p text:style-name="P56">- What did did there</text:p>
      <text:p text:style-name="P56">- and explain why you enjoyed it</text:p>
      <text:p text:style-name="P57"/>
      <text:p text:style-name="P57">I <text:span text:style-name="T44">would</text:span> like to talk about a holiday that I took to the south coast of England just two months ago. I went to a small village in a coastal region called Cornwall. It’s really well known for its dramatic coastal scenes, stunning landscape and also for its tasty food. I went with my parents who had never been to this area of England before. They’d always wanted to go but just never had the chance because of work commitments. Anyway, Cornwall is quite far from where we live so we decided that it would be better to fly there rather than take the car. The roads and traffic are notoriously bad in that part of England. On our arrival, when we found got to the little village, we found our way to the cottage we had booked which overlooked the sea. I can’t tell you how <text:soft-page-break/>gorgeous it was there. It was just lovely. The windows of my room overlooked a little harbour and I could see all the boats coming in and out and all the seagulls flying around.</text:p>
      <text:p text:style-name="P57"/>
      <text:p text:style-name="P57">We spent most of our holiday sightseeing. We visited all the local towns and villages and tried most of the local delicacies such as fresh crab and lobster. My father is a keen fisherman so he did a bit of fishing while my mother and I relaxed in little cafés somewhere just chatting with locals. It was so relaxing.</text:p>
      <text:p text:style-name="P57"/>
      <text:p text:style-name="P57">I think the thing I’ll remember most about the holiday, will be just how friendly and welcoming all the locals were. It felt like home from home. By the time we <text:span text:style-name="T45">had</text:span> finished the two week holiday, we had made loads of friends and I’m sure we <text:span text:style-name="T45">will</text:span> all keep in touch. If I ever get the chance to go back, I’d love to go and possibly stay longer, maybe for a few months. There’s still so much of the countryside that we didn’t explore, so there’ll still be plenty to see when we return.</text:p>
      <text:p text:style-name="P57"/>
      <text:p text:style-name="P84"><text:span text:style-name="T1">Question:</text:span> If you have the chance to travel to anywhere where would you go?</text:p>
      <text:p text:style-name="P58"><text:span text:style-name="T1">Answer: </text:span>That’s really difficult for me to answer because there are so many places I’d like to go to. But I suppose, if I had to pick a place, I <text:span text:style-name="T43">would</text:span> choose India mainly because of the incredibly landscape and also because of the fascinating culture there. I always like to go to countries which have a rich culture steeped in history and India certainly has that. I think I <text:span text:style-name="T42">would</text:span> be blown away by the colours, the sounds, the aroma of amazing food and by the local people. I’ve heard that the locals are very welcoming and hospitable to foreigners. I think going to India would be a dream come true for me.</text:p>
      <text:p text:style-name="P58"/>
      <text:p text:style-name="P84"><text:span text:style-name="T1">Question:</text:span> Why do you think some people like <text:span text:style-name="T38">traveling</text:span> alone?</text:p>
      <text:p text:style-name="P36"><text:span text:style-name="T1">Answer: </text:span>Well, I suppose <text:span text:style-name="T15">one reason could be that</text:span> when you travel alone, you are completely free to do exactly what you want. You don’t need to consider anyone else when you’re planning your itinerary or when you change it. It can be quite annoying not to be able to do exactly what you want when you’re on holiday. Also, another reason why some people might prefer travelling alone is that it’s easier to make friends and meet people. <text:span text:style-name="T15">What I mean is</text:span>, other people are much more likely to start chatting to you when you <text:span text:style-name="T41">are</text:span> on your own than if you are already with someone. So, travelling on your own can be more exciting and more interesting.</text:p>
      <text:p text:style-name="P37"/>
      <text:p text:style-name="P85"><text:span text:style-name="T1">Question:</text:span> Do you think travel has changed much in the last few decades?</text:p>
      <text:p text:style-name="P59"><text:span text:style-name="T1">Answer:</text:span> Yes, I do. It <text:span text:style-name="T39">has</text:span> changed beyond all recognition really. In the past, only wealth people were able to travel, not only because of the expense but also because of the time it took to travel long distances – you know it could sometimes take days to go from one culture to another. They would either have to travel over land or by sea. Nowadays, of course, there are budget flights all over the world and anyone can afford to travel. Travel has become so cheap that it’s often cheaper to travel abroad than in your own country. So, <text:span text:style-name="T40">it is </text:span>not only easier to travel, it is also more accessible to the average person.</text:p>
      <text:p text:style-name="P60"/>
      <text:p text:style-name="P86"><text:span text:style-name="T1">Question:</text:span> How does travel change people?</text:p>
      <text:p text:style-name="P61"><text:span text:style-name="T1">Answer: </text:span>I guess it changes people in a number of different ways. For the individual traveller, it gives them a chance to learn about how other people live and other cultures. This helps them to become more tolerant and accepting of differences which is really important nowadays in a time when there is so much tension between cultures and religions. Also travel can affect the local cultures a lot. What I mean is, it brings foreigners to more remote places in the world where previously there was little outside contact. This can change the way they earn money and the type of work they do as instead of doing traditional jobs, they focus more on making money from the tourist industry. I think that’s quite a worry actually, because if there’s a sudden drop in the number of people travelling, local cultures will suffer as a consequence.</text:p>
      <text:p text:style-name="P61"/>
      <text:p text:style-name="P87"><text:span text:style-name="T1">Question:</text:span> Do you think there are any disadvantages to modern travel?</text:p>
      <text:p text:style-name="P62"><text:span text:style-name="T1">Answer: </text:span>Yes, for sure. I think the main drawback is of course pollution, air pollution. Because there are so many budget flights these days, it has really increased the number of people travelling by plane and the number of flights each day. This has led to serious problems with air pollution which affects the entire world not just the country with the most flights. So, I think this is a major world problem and really needs to be addressed either by reducing the number of flights or finding a cleaner energy source. </text:p>
      <text:p text:style-name="P62"/>
      <text:p text:style-name="P62">Another disadvantage is that people are able to move <text:span text:style-name="T15">so</text:span> easily from one country to another <text:span text:style-name="T15">that</text:span> they almost forget their in a new country. I mean, if you take Thailand as an example, many tourists are so busy just having fun and doing what they want, that they forget they are in a relatively traditional culture and they act and dress inappropriately. I think that really is quite a disadvantage of modern travel.</text:p>
      <text:p text:style-name="P62"/>
      <text:p text:style-name="P78">Example – 3:</text:p>
      <text:p text:style-name="P63">There are memorable events in life that have a big influence on an individual's future. Such events include school graduation, marriage, birthday or a special day of unexpected circum<text:span text:style-name="T46">s</text:span>tance.</text:p>
      <text:p text:style-name="P63"/>
      <text:p text:style-name="P64">You should say:</text:p>
      <text:p text:style-name="P64">- What event changed your life?</text:p>
      <text:p text:style-name="P64">- When did this event take place?</text:p>
      <text:p text:style-name="P64">- Where did this event take place?</text:p>
      <text:p text:style-name="P64">- How did this event change your life and what did you learned from it?</text:p>
      <text:p text:style-name="P64"/>
      <text:p text:style-name="P64"/>
      <text:p text:style-name="P79"/>
      <text:p text:style-name="P79"><text:soft-page-break/>Part 0: <text:span text:style-name="T79">Greetings and Identification</text:span></text:p>
      <text:p text:style-name="P65">Good afternoon.</text:p>
      <text:p text:style-name="P65">My name<text:span text:style-name="T74">'</text:span>s Md. Zakir Hossain</text:p>
      <text:p text:style-name="P66">Speak clearly &amp; smile</text:p>
      <text:p text:style-name="P66"/>
      <text:p text:style-name="P67">What can I call you?</text:p>
      <text:p text:style-name="P67">Please call me Zakir</text:p>
      <text:p text:style-name="P67"/>
      <text:p text:style-name="P67">Could you tell me <text:s/>where are you from?</text:p>
      <text:p text:style-name="P67">I'm from Barishal which is in the south of Bangladesh.</text:p>
      <text:p text:style-name="P67"/>
      <text:p text:style-name="P68">Could I see your identification, please?</text:p>
      <text:p text:style-name="P68">Can you show me your identification, please?</text:p>
      <text:p text:style-name="P69">Sure. Here you are.</text:p>
      <text:p text:style-name="P67"/>
      <text:p text:style-name="P65"/>
      <text:p text:style-name="P80"><text:span text:style-name="T80"><text:s/>Part 2: </text:span>Q-Card Template</text:p>
      <text:p text:style-name="P83">Topic sentence: <text:span text:style-name="T13">speak one or two lines regarding the main Q-Card topic.</text:span></text:p>
      <text:p text:style-name="P127"/>
      <text:p text:style-name="P81">Introduction:</text:p>
      <text:p text:style-name="P70"><text:span text:style-name="T81">Here </text:span>I'd like to talk about <text:span text:style-name="T82">paraphrase the Q-Card topic</text:span><text:span text:style-name="T75">. </text:span><text:span text:style-name="T76">I chose this topic because …. </text:span></text:p>
      <text:p text:style-name="P71"/>
      <text:p text:style-name="P81">Past:</text:p>
      <text:p text:style-name="P72">anyway... </text:p>
      <text:p text:style-name="P71"/>
      <text:p text:style-name="P81">Description:</text:p>
      <text:p text:style-name="P74">So let me tell about <text:span text:style-name="T83">the topic</text:span> in a little more detail.</text:p>
      <text:p text:style-name="P71"/>
      <text:p text:style-name="P81">Opinion:</text:p>
      <text:p text:style-name="P72">I strongly believe that ….</text:p>
      <text:p text:style-name="P73">I'm strongly in favor of …</text:p>
      <text:p text:style-name="P73">As far as I'm concerned ....</text:p>
      <text:p text:style-name="P73">I'm strongly against …</text:p>
      <text:p text:style-name="P73">I'm skeptical of the idea that</text:p>
      <text:p text:style-name="P73">I must admit, </text:p>
      <text:p text:style-name="P75">to be honest … </text:p>
      <text:p text:style-name="P74"/>
      <text:p text:style-name="P81">Future:</text:p>
      <text:p text:style-name="P72">with regards to the future …...</text:p>
      <text:p text:style-name="P76">In the future I think ...</text:p>
      <text:p text:style-name="P71"/>
      <text:p text:style-name="P3"/>
      <text:p text:style-name="P82"><text:span text:style-name="T78">Conclusion:</text:span> </text:p>
      <text:p text:style-name="P1">To sum up, my trip to Saint's Martin was a fantastic experience I'll never forget.</text:p>
      <text:p text:style-name="P25">To sum up, </text:p>
      <text:p text:style-name="P25">So, </text:p>
      <text:p text:style-name="P25">In a nutshell, </text:p>
      <text:p text:style-name="P25">The bottom line is, </text:p>
      <text:p text:style-name="P25">For these reasons, </text:p>
      <text:p text:style-name="P2">All in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2681in" fo:page-height="11.6929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84</meta:editing-cycles>
    <dc:date>2017-03-20T17:20:18.049609999</dc:date>
    <meta:editing-duration>PT19H23M3S</meta:editing-duration>
    <meta:document-statistic meta:table-count="12" meta:image-count="0" meta:object-count="0" meta:page-count="7" meta:paragraph-count="350" meta:word-count="4077" meta:character-count="21841" meta:non-whitespace-character-count="17958"/>
  </office:meta>
</office:document-meta>
</file>